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14.3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transparent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" style:family="table-cell" style:parent-style-name="Default" style:data-style-name="N36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5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41" style:family="table-cell" style:parent-style-name="Default" style:data-style-name="N36"/>
    <style:style style:name="ce43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1-20'.F1"/>
    </style:style>
    <style:style style:name="ce47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1-20'.F1"/>
    </style:style>
    <style:style style:name="ce4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map style:condition="is-true-formula(AND([.$F1] &lt; 100.5; [.$F1] &gt; 70; [.$E1] &gt; DATE(2019;9;1); [.$H1] &gt;= 5))" style:apply-style-name="Good" style:base-cell-address="'2019-01-20'.F1"/>
    </style:style>
    <style:style style:name="ce50" style:family="table-cell" style:parent-style-name="Default">
      <style:map style:condition="is-true-formula(AND([.$F1] &lt; 100.5; [.$F1] &gt; 70; [.$E1] &gt; DATE(2019;9;1); [.$H1] &gt;= 5))" style:apply-style-name="Good" style:base-cell-address="'2019-01-20'.F1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51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style:text-align-source="fix" style:repeat-content="true" fo:border-left="none" fo:border-right="none" fo:border-top="none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true"/>
      <style:paragraph-properties fo:text-align="start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54" style:family="table-cell" style:parent-style-name="Default" style:data-style-name="N4">
      <style:table-cell-properties fo:background-color="#fff2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-01-20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1"/>
        <table:table-column table:style-name="co1" table:default-cell-style-name="ce50"/>
        <table:table-column table:style-name="co1" table:number-columns-repeated="8" table:default-cell-style-name="Default"/>
        <table:table-column table:style-name="co1" table:default-cell-style-name="ce89"/>
        <table:table-column table:style-name="co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43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87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47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88" office:value-type="string" calcext:value-type="string">
            <text:p>Prospectus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37"/>
          <table:table-cell table:style-name="ce15"/>
          <table:table-cell table:style-name="ce49"/>
          <table:table-cell table:style-name="ce19"/>
          <table:table-cell table:style-name="ce53"/>
          <table:table-cell table:style-name="ce19"/>
          <table:table-cell table:style-name="ce16"/>
          <table:table-cell table:style-name="ce19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8-09-26" calcext:value-type="date">
            <text:p>2018-09-26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575" calcext:value-type="float">
            <text:p>4.58</text:p>
          </table:table-cell>
          <table:table-cell table:style-name="ce19" office:value-type="string" calcext:value-type="string">
            <text:p>ARE</text:p>
          </table:table-cell>
          <table:table-cell table:style-name="ce16" office:value-type="float" office:value="17.05" calcext:value-type="float">
            <text:p>17.05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4" calcext:value-type="float">
            <text:p>24.00</text:p>
          </table:table-cell>
          <table:table-cell table:style-name="ce26" office:value-type="float" office:value="4.167" calcext:value-type="float">
            <text:p>4.2</text:p>
          </table:table-cell>
          <table:table-cell table:style-name="ce26" office:value-type="float" office:value="71.05" calcext:value-type="float">
            <text:p>71.1</text:p>
          </table:table-cell>
          <table:table-cell office:value-type="string" calcext:value-type="string">
            <text:p>https://drive.google.com/open?id=1ISv73g2N7lB8yPWF3hWDT5vAwUhF7ZsI</text:p>
          </table:table-cell>
          <table:table-cell/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5-09-22" calcext:value-type="date">
            <text:p>2015-09-22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8.45" calcext:value-type="float">
            <text:p>108.4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0.049" calcext:value-type="float">
            <text:p>0.05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60.89" calcext:value-type="float">
            <text:p>60.89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60" calcext:value-type="float">
            <text:p>60.00</text:p>
          </table:table-cell>
          <table:table-cell table:style-name="ce26" office:value-type="float" office:value="1.667" calcext:value-type="float">
            <text:p>1.7</text:p>
          </table:table-cell>
          <table:table-cell table:style-name="ce26" office:value-type="float" office:value="101.5" calcext:value-type="float">
            <text:p>101.5</text:p>
          </table:table-cell>
          <table:table-cell office:value-type="string" calcext:value-type="string">
            <text:p>https://drive.google.com/open?id=16zbU_30fSYOBIFBmlrmIGqJ4DSWAakcL</text:p>
          </table:table-cell>
          <table:table-cell/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table:style-name="ce4" office:value-type="float" office:value="4.85" calcext:value-type="float">
            <text:p>4.85</text:p>
          </table:table-cell>
          <table:table-cell table:style-name="ce15" office:value-type="date" office:date-value="2017-04-18" calcext:value-type="date">
            <text:p>2017-04-18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49" office:value-type="float" office:value="101.79" calcext:value-type="float">
            <text:p>101.7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291" calcext:value-type="float">
            <text:p>4.29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60.89" calcext:value-type="float">
            <text:p>60.89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83.45" calcext:value-type="float">
            <text:p>83.45</text:p>
          </table:table-cell>
          <table:table-cell table:style-name="ce26" office:value-type="float" office:value="1.198" calcext:value-type="float">
            <text:p>1.2</text:p>
          </table:table-cell>
          <table:table-cell table:style-name="ce26" office:value-type="float" office:value="72.95" calcext:value-type="float">
            <text:p>73.0</text:p>
          </table:table-cell>
          <table:table-cell office:value-type="string" calcext:value-type="string">
            <text:p>https://drive.google.com/open?id=1WLdOt8rMHeOq4BAKnDKrqoxVtMjKtj5R</text:p>
          </table:table-cell>
          <table:table-cell/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7-12-19" calcext:value-type="date">
            <text:p>2017-12-19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23" calcext:value-type="float">
            <text:p>4.23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60.89" calcext:value-type="float">
            <text:p>60.89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88.15" calcext:value-type="float">
            <text:p>88.15</text:p>
          </table:table-cell>
          <table:table-cell table:style-name="ce26" office:value-type="float" office:value="1.134" calcext:value-type="float">
            <text:p>1.1</text:p>
          </table:table-cell>
          <table:table-cell table:style-name="ce26" office:value-type="float" office:value="69.05" calcext:value-type="float">
            <text:p>69.1</text:p>
          </table:table-cell>
          <table:table-cell office:value-type="string" calcext:value-type="string">
            <text:p>https://drive.google.com/open?id=1bO0e6WTfb5s5jBTUiWdOvAhyYyUcvGbk</text:p>
          </table:table-cell>
          <table:table-cell/>
        </table:table-row>
        <table:table-row table:style-name="ro1">
          <table:table-cell office:value-type="string" calcext:value-type="string">
            <text:p>AFN.DB.F</text:p>
          </table:table-cell>
          <table:table-cell office:value-type="string" calcext:value-type="string">
            <text:p>Ag Growth International Inc. 5.40% Deb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9-02-25" calcext:value-type="date">
            <text:p>2019-02-2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1.6" calcext:value-type="float">
            <text:p>101.6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093" calcext:value-type="float">
            <text:p>5.09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60.89" calcext:value-type="float">
            <text:p>60.89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table:style-name="ce52"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table:style-name="ce4" office:value-type="float" office:value="4.7" calcext:value-type="float">
            <text:p>4.70</text:p>
          </table:table-cell>
          <table:table-cell table:style-name="ce15" office:value-type="date" office:date-value="2016-09-21" calcext:value-type="date">
            <text:p>2016-09-21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49" office:value-type="float" office:value="96" calcext:value-type="float">
            <text:p>96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6.133" calcext:value-type="float">
            <text:p>6.13</text:p>
          </table:table-cell>
          <table:table-cell table:style-name="ce19" office:value-type="string" calcext:value-type="string">
            <text:p>CLIQ</text:p>
          </table:table-cell>
          <table:table-cell table:style-name="ce16" office:value-type="float" office:value="5.25" calcext:value-type="float">
            <text:p>5.25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35" calcext:value-type="float">
            <text:p>35.0</text:p>
          </table:table-cell>
          <table:table-cell office:value-type="string" calcext:value-type="string">
            <text:p>https://drive.google.com/open?id=1X2EplFSmY87tn3PMCNERaYhznnkTYExg</text:p>
          </table:table-cell>
          <table:table-cell office:value-type="string" calcext:value-type="string">
            <text:p>Name change and change of underlying security as this went from 'Liquor' to a new company involving cannabis</text:p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06-30" calcext:value-type="date">
            <text:p>2017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1.3" calcext:value-type="float">
            <text:p>101.3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" calcext:value-type="float">
            <text:p>5.00</text:p>
          </table:table-cell>
          <table:table-cell table:style-name="ce19" office:value-type="string" calcext:value-type="string">
            <text:p>ALC</text:p>
          </table:table-cell>
          <table:table-cell table:style-name="ce16" office:value-type="float" office:value="13" calcext:value-type="float">
            <text:p>1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1.15" calcext:value-type="float">
            <text:p>21.15</text:p>
          </table:table-cell>
          <table:table-cell table:style-name="ce26" office:value-type="float" office:value="4.728" calcext:value-type="float">
            <text:p>4.7</text:p>
          </table:table-cell>
          <table:table-cell table:style-name="ce26" office:value-type="float" office:value="61.46" calcext:value-type="float">
            <text:p>61.5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office:value-type="string" calcext:value-type="string">
            <text:p>Name change and change of underlying security as this went from 'Liquor' to a new company involving cannabi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06-02" calcext:value-type="date">
            <text:p>2017-06-02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49" office:value-type="float" office:value="93.51" calcext:value-type="float">
            <text:p>93.5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7.026" calcext:value-type="float">
            <text:p>7.03</text:p>
          </table:table-cell>
          <table:table-cell table:style-name="ce19" office:value-type="string" calcext:value-type="string">
            <text:p>HOT.UN</text:p>
          </table:table-cell>
          <table:table-cell table:style-name="ce16" office:value-type="float" office:value="6.97" calcext:value-type="float">
            <text:p>6.97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9.25" calcext:value-type="float">
            <text:p>9.25</text:p>
          </table:table-cell>
          <table:table-cell table:style-name="ce26" office:value-type="float" office:value="10.811" calcext:value-type="float">
            <text:p>10.8</text:p>
          </table:table-cell>
          <table:table-cell table:style-name="ce26" office:value-type="float" office:value="75.35" calcext:value-type="float">
            <text:p>75.4</text:p>
          </table:table-cell>
          <table:table-cell office:value-type="string" calcext:value-type="string">
            <text:p>https://drive.google.com/open?id=1Ely3Vae4bZf4NbADlDHGBRoW0jS-Z1gJ</text:p>
          </table:table-cell>
          <table:table-cell/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38"/>
          <table:table-cell table:style-name="ce15" office:value-type="date" office:date-value="2025-01-31" calcext:value-type="date">
            <text:p>2025-01-31</text:p>
          </table:table-cell>
          <table:table-cell table:style-name="ce49" office:value-type="float" office:value="103" calcext:value-type="float">
            <text:p>103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482" calcext:value-type="float">
            <text:p>5.48</text:p>
          </table:table-cell>
          <table:table-cell table:style-name="ce19" office:value-type="string" calcext:value-type="string">
            <text:p>ATP</text:p>
          </table:table-cell>
          <table:table-cell table:style-name="ce16" office:value-type="float" office:value="3.15" calcext:value-type="float">
            <text:p>3.15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4.2" calcext:value-type="float">
            <text:p>4.20</text:p>
          </table:table-cell>
          <table:table-cell table:style-name="ce26" office:value-type="float" office:value="23.81" calcext:value-type="float">
            <text:p>23.8</text:p>
          </table:table-cell>
          <table:table-cell table:style-name="ce26" office:value-type="float" office:value="75" calcext:value-type="float">
            <text:p>75.0</text:p>
          </table:table-cell>
          <table:table-cell office:value-type="string" calcext:value-type="string">
            <text:p>https://www.atlanticpower.com/about-us</text:p>
          </table:table-cell>
          <table:table-cell/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56" office:value-type="date" office:date-value="2013-06-11" calcext:value-type="date">
            <text:p>2013-06-11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01.19" calcext:value-type="float">
            <text:p>101.1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261" calcext:value-type="float">
            <text:p>4.26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1" calcext:value-type="float">
            <text:p>13.41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3.5" calcext:value-type="float">
            <text:p>13.50</text:p>
          </table:table-cell>
          <table:table-cell table:style-name="ce26" office:value-type="float" office:value="7.407" calcext:value-type="float">
            <text:p>7.4</text:p>
          </table:table-cell>
          <table:table-cell table:style-name="ce26" office:value-type="float" office:value="99.33" calcext:value-type="float">
            <text:p>99.3</text:p>
          </table:table-cell>
          <table:table-cell office:value-type="string" calcext:value-type="string">
            <text:p>https://drive.google.com/open?id=1kMhYwg5Vu0wFjlt8ES0vUArruVq3UkEz</text:p>
          </table:table-cell>
          <table:table-cell/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09-15" calcext:value-type="date">
            <text:p>2014-09-15</text:p>
          </table:table-cell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100.81" calcext:value-type="float">
            <text:p>100.8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17" calcext:value-type="float">
            <text:p>5.17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1" calcext:value-type="float">
            <text:p>13.41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14.65" calcext:value-type="float">
            <text:p>14.65</text:p>
          </table:table-cell>
          <table:table-cell table:style-name="ce26" office:value-type="float" office:value="6.826" calcext:value-type="float">
            <text:p>6.8</text:p>
          </table:table-cell>
          <table:table-cell table:style-name="ce26" office:value-type="float" office:value="91.54" calcext:value-type="float">
            <text:p>91.5</text:p>
          </table:table-cell>
          <table:table-cell office:value-type="string" calcext:value-type="string">
            <text:p>https://drive.google.com/open?id=1PXqRvs2oV4_OzjV4X6y8VGjkHQjwci6J</text:p>
          </table:table-cell>
          <table:table-cell/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table:style-name="ce33" office:value-type="float" office:value="5.3" calcext:value-type="float">
            <text:p>5.30</text:p>
          </table:table-cell>
          <table:table-cell table:style-name="ce15" office:value-type="date" office:date-value="2017-06-05" calcext:value-type="date">
            <text:p>2017-06-0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108" calcext:value-type="float">
            <text:p>5.11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1" calcext:value-type="float">
            <text:p>13.41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14.94" calcext:value-type="float">
            <text:p>14.94</text:p>
          </table:table-cell>
          <table:table-cell table:style-name="ce26" office:value-type="float" office:value="6.693" calcext:value-type="float">
            <text:p>6.7</text:p>
          </table:table-cell>
          <table:table-cell table:style-name="ce26" office:value-type="float" office:value="89.75" calcext:value-type="float">
            <text:p>89.8</text:p>
          </table:table-cell>
          <table:table-cell office:value-type="string" calcext:value-type="string">
            <text:p>https://drive.google.com/open?id=16TSKT9sDRSjfCdVbjVxf_UeUKil5IOQ7</text:p>
          </table:table-cell>
          <table:table-cell/>
        </table:table-row>
        <table:table-row table:style-name="ro1">
          <table:table-cell office:value-type="string" calcext:value-type="string">
            <text:p>AI.DB.E</text:p>
          </table:table-cell>
          <table:table-cell office:value-type="string" calcext:value-type="string">
            <text:p>Atrium Mortgage Investment Corporation 5.60% Debentures</text:p>
          </table:table-cell>
          <table:table-cell table:style-name="ce4" office:value-type="float" office:value="5.6" calcext:value-type="float">
            <text:p>5.60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5-03-31" calcext:value-type="date">
            <text:p>2025-03-31</text:p>
          </table:table-cell>
          <table:table-cell table:style-name="ce49" office:value-type="float" office:value="99" calcext:value-type="float">
            <text:p>99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768" calcext:value-type="float">
            <text:p>5.77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3.41" calcext:value-type="float">
            <text:p>13.41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4.75" calcext:value-type="float">
            <text:p>14.75</text:p>
          </table:table-cell>
          <table:table-cell table:style-name="ce26" office:value-type="float" office:value="6.78" calcext:value-type="float">
            <text:p>6.8</text:p>
          </table:table-cell>
          <table:table-cell table:style-name="ce26" office:value-type="float" office:value="90.92" calcext:value-type="float">
            <text:p>90.9</text:p>
          </table:table-cell>
          <table:table-cell office:value-type="string" calcext:value-type="string">
            <text:p>https://www.newsfilecorp.com/release/43743/Atrium-Mortgage-Investment-Corporation-Completes-25-Million-Public-Offering-of-Convertible-Unsecured-Subordinated-Debentures</text:p>
          </table:table-cell>
          <table:table-cell/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6-08-02" calcext:value-type="date">
            <text:p>2016-08-02</text:p>
          </table:table-cell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52" calcext:value-type="float">
            <text:p>52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26.304" calcext:value-type="float">
            <text:p>26.30</text:p>
          </table:table-cell>
          <table:table-cell table:style-name="ce19" office:value-type="string" calcext:value-type="string">
            <text:p>BXE</text:p>
          </table:table-cell>
          <table:table-cell table:style-name="ce16" office:value-type="float" office:value="0.3" calcext:value-type="float">
            <text:p>0.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.62" calcext:value-type="float">
            <text:p>1.62</text:p>
          </table:table-cell>
          <table:table-cell table:style-name="ce26" office:value-type="float" office:value="61.728" calcext:value-type="float">
            <text:p>61.7</text:p>
          </table:table-cell>
          <table:table-cell table:style-name="ce26" office:value-type="float" office:value="18.21" calcext:value-type="float">
            <text:p>18.2</text:p>
          </table:table-cell>
          <table:table-cell office:value-type="string" calcext:value-type="string">
            <text:p>https://drive.google.com/open?id=1fh2URgVPLiJZFdGbrmfycFKE2dqicd-_</text:p>
          </table:table-cell>
          <table:table-cell/>
        </table:table-row>
        <table:table-row table:style-name="ro1">
          <table:table-cell table:style-name="ce52"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table:style-name="ce4" office:value-type="float" office:value="3.75" calcext:value-type="float">
            <text:p>3.75</text:p>
          </table:table-cell>
          <table:table-cell table:style-name="ce15" office:value-type="date" office:date-value="2016-09-07" calcext:value-type="date">
            <text:p>2016-09-07</text:p>
          </table:table-cell>
          <table:table-cell table:style-name="ce15" office:value-type="date" office:date-value="2020-11-13" calcext:value-type="date">
            <text:p>2020-11-13</text:p>
          </table:table-cell>
          <table:table-cell table:style-name="ce49" office:value-type="float" office:value="112" calcext:value-type="float">
            <text:p>112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3.867" calcext:value-type="float">
            <text:p>-3.87</text:p>
          </table:table-cell>
          <table:table-cell table:style-name="ce19" office:value-type="string" calcext:value-type="string">
            <text:p>BB</text:p>
          </table:table-cell>
          <table:table-cell table:style-name="ce16" office:value-type="float" office:value="12.34" calcext:value-type="float">
            <text:p>12.34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123.4" calcext:value-type="float">
            <text:p>123.4</text:p>
          </table:table-cell>
          <table:table-cell office:value-type="string" calcext:value-type="string">
            <text:p>https://drive.google.com/open?id=1kkJS1_WZ7zUzmoPy0l8uL04gDrtVDIdx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5-06-25" calcext:value-type="date">
            <text:p>2015-06-25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02.7" calcext:value-type="float">
            <text:p>102.7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2.255" calcext:value-type="float">
            <text:p>2.26</text:p>
          </table:table-cell>
          <table:table-cell table:style-name="ce19" office:value-type="string" calcext:value-type="string">
            <text:p>BLX</text:p>
          </table:table-cell>
          <table:table-cell table:style-name="ce16" office:value-type="float" office:value="18.67" calcext:value-type="float">
            <text:p>18.67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9.6" calcext:value-type="float">
            <text:p>19.60</text:p>
          </table:table-cell>
          <table:table-cell table:style-name="ce26" office:value-type="float" office:value="5.102" calcext:value-type="float">
            <text:p>5.1</text:p>
          </table:table-cell>
          <table:table-cell table:style-name="ce26" office:value-type="float" office:value="95.25" calcext:value-type="float">
            <text:p>95.3</text:p>
          </table:table-cell>
          <table:table-cell office:value-type="string" calcext:value-type="string">
            <text:p>https://www.boralex.com/investors/faq</text:p>
          </table:table-cell>
          <table:table-cell/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table:style-name="ce4" office:value-type="float" office:value="6.9" calcext:value-type="float">
            <text:p>6.90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802" calcext:value-type="float">
            <text:p>4.80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4.84" calcext:value-type="float">
            <text:p>4.84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6.15" calcext:value-type="float">
            <text:p>6.15</text:p>
          </table:table-cell>
          <table:table-cell table:style-name="ce26" office:value-type="float" office:value="16.26" calcext:value-type="float">
            <text:p>16.3</text:p>
          </table:table-cell>
          <table:table-cell table:style-name="ce26" office:value-type="float" office:value="78.7" calcext:value-type="float">
            <text:p>78.7</text:p>
          </table:table-cell>
          <table:table-cell office:value-type="string" calcext:value-type="string">
            <text:p>https://drive.google.com/open?id=1QmCjUdBZ4BxR-ii5wWzPq5T69WklHIiH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4" office:value-type="float" office:value="7.15" calcext:value-type="float">
            <text:p>7.15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1.76" calcext:value-type="float">
            <text:p>101.76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6.119" calcext:value-type="float">
            <text:p>6.12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4.84" calcext:value-type="float">
            <text:p>4.84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85.66" calcext:value-type="float">
            <text:p>85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table:style-name="ce4" office:value-type="float" office:value="6.25" calcext:value-type="float">
            <text:p>6.25</text:p>
          </table:table-cell>
          <table:table-cell table:style-name="ce15" office:value-type="date" office:date-value="2018-08-31" calcext:value-type="date">
            <text:p>2018-08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1.75" calcext:value-type="float">
            <text:p>101.7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878" calcext:value-type="float">
            <text:p>5.88</text:p>
          </table:table-cell>
          <table:table-cell table:style-name="ce19" office:value-type="string" calcext:value-type="string">
            <text:p>CF</text:p>
          </table:table-cell>
          <table:table-cell table:style-name="ce16" office:value-type="float" office:value="5.77" calcext:value-type="float">
            <text:p>5.77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57.7" calcext:value-type="float">
            <text:p>57.7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/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0-06" calcext:value-type="date">
            <text:p>2015-10-06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99" calcext:value-type="float">
            <text:p>99.00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53" office:value-type="float" office:value="6.086" calcext:value-type="float">
            <text:p>6.09</text:p>
          </table:table-cell>
          <table:table-cell table:style-name="ce19" office:value-type="string" calcext:value-type="string">
            <text:p>CJ</text:p>
          </table:table-cell>
          <table:table-cell table:style-name="ce16" office:value-type="float" office:value="3.27" calcext:value-type="float">
            <text:p>3.27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0.5" calcext:value-type="float">
            <text:p>10.50</text:p>
          </table:table-cell>
          <table:table-cell table:style-name="ce26" office:value-type="float" office:value="9.524" calcext:value-type="float">
            <text:p>9.5</text:p>
          </table:table-cell>
          <table:table-cell table:style-name="ce26" office:value-type="float" office:value="31.14" calcext:value-type="float">
            <text:p>31.1</text:p>
          </table:table-cell>
          <table:table-cell office:value-type="string" calcext:value-type="string">
            <text:p>http://www.cardinalenergy.ca/news/47/67/Cardinal-Energy-Ltd-closes-105-million-bought-deal-financing/d,Cardinal_News_Detail.html</text:p>
          </table:table-cell>
          <table:table-cell/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38" office:value-type="string" calcext:value-type="string">
            <text:p>2016-08-25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41" calcext:value-type="float">
            <text:p>141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10.497" calcext:value-type="float">
            <text:p>-10.50</text:p>
          </table:table-cell>
          <table:table-cell table:style-name="ce19" office:value-type="string" calcext:value-type="string">
            <text:p>CJT</text:p>
          </table:table-cell>
          <table:table-cell table:style-name="ce16" office:value-type="float" office:value="80.27" calcext:value-type="float">
            <text:p>80.27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58.65" calcext:value-type="float">
            <text:p>58.65</text:p>
          </table:table-cell>
          <table:table-cell table:style-name="ce26" office:value-type="float" office:value="1.705" calcext:value-type="float">
            <text:p>1.7</text:p>
          </table:table-cell>
          <table:table-cell table:style-name="ce26" office:value-type="float" office:value="136.86" calcext:value-type="float">
            <text:p>136.9</text:p>
          </table:table-cell>
          <table:table-cell office:value-type="string" calcext:value-type="string">
            <text:p>http://cargojet.com/pressReleases/2016/2016-17.htm</text:p>
          </table:table-cell>
          <table:table-cell/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4-06-30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98.7" calcext:value-type="float">
            <text:p>98.7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84" calcext:value-type="float">
            <text:p>5.84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9.1" calcext:value-type="float">
            <text:p>9.1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28" calcext:value-type="float">
            <text:p>28.00</text:p>
          </table:table-cell>
          <table:table-cell table:style-name="ce26" office:value-type="float" office:value="3.571" calcext:value-type="float">
            <text:p>3.6</text:p>
          </table:table-cell>
          <table:table-cell table:style-name="ce26" office:value-type="float" office:value="32.5" calcext:value-type="float">
            <text:p>32.5</text:p>
          </table:table-cell>
          <table:table-cell office:value-type="string" calcext:value-type="string">
            <text:p>https://drive.google.com/open?id=1N0IXVWogA3H5Ia2zGE3BGnH1SGUWva46</text:p>
          </table:table-cell>
          <table:table-cell/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6-08-31</text:p>
          </table:table-cell>
          <table:table-cell table:style-name="ce15" office:value-type="date" office:date-value="2023-08-31" calcext:value-type="date">
            <text:p>2023-08-31</text:p>
          </table:table-cell>
          <table:table-cell table:style-name="ce49" office:value-type="float" office:value="87.49" calcext:value-type="float">
            <text:p>87.4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7.861" calcext:value-type="float">
            <text:p>7.86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9.1" calcext:value-type="float">
            <text:p>9.1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24.85" calcext:value-type="float">
            <text:p>24.85</text:p>
          </table:table-cell>
          <table:table-cell table:style-name="ce26" office:value-type="float" office:value="4.024" calcext:value-type="float">
            <text:p>4.0</text:p>
          </table:table-cell>
          <table:table-cell table:style-name="ce26" office:value-type="float" office:value="36.62" calcext:value-type="float">
            <text:p>36.6</text:p>
          </table:table-cell>
          <table:table-cell office:value-type="string" calcext:value-type="string">
            <text:p>https://drive.google.com/open?id=19SzUoCQDZWSYIlf5_rPw_F6WCfZk_XsM</text:p>
          </table:table-cell>
          <table:table-cell/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7-11-30" calcext:value-type="date">
            <text:p>2017-11-30</text:p>
          </table:table-cell>
          <table:table-cell table:style-name="ce15" office:value-type="date" office:date-value="2024-05-31" calcext:value-type="date">
            <text:p>2024-05-31</text:p>
          </table:table-cell>
          <table:table-cell table:style-name="ce49" office:value-type="float" office:value="84" calcext:value-type="float">
            <text:p>84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7.873" calcext:value-type="float">
            <text:p>7.87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9.1" calcext:value-type="float">
            <text:p>9.1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6.7" calcext:value-type="float">
            <text:p>26.70</text:p>
          </table:table-cell>
          <table:table-cell table:style-name="ce26" office:value-type="float" office:value="3.745" calcext:value-type="float">
            <text:p>3.7</text:p>
          </table:table-cell>
          <table:table-cell table:style-name="ce26" office:value-type="float" office:value="34.08" calcext:value-type="float">
            <text:p>34.1</text:p>
          </table:table-cell>
          <table:table-cell office:value-type="string" calcext:value-type="string">
            <text:p>http://www.chemtradelogistics.com/main/news-releases/2017/04/10/chemtrade-logistics-income-fund-announces-175-million-convertible-debenture-bought-deal-financing/</text:p>
          </table:table-cell>
          <table:table-cell/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0-04-07" calcext:value-type="date">
            <text:p>2010-04-07</text:p>
          </table:table-cell>
          <table:table-cell table:style-name="ce15" office:value-type="date" office:date-value="2021-10-13" calcext:value-type="date">
            <text:p>2021-10-13</text:p>
          </table:table-cell>
          <table:table-cell table:style-name="ce49" office:value-type="float" office:value="78" calcext:value-type="float">
            <text:p>78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14.834" calcext:value-type="float">
            <text:p>14.83</text:p>
          </table:table-cell>
          <table:table-cell table:style-name="ce19" office:value-type="string" calcext:value-type="string">
            <text:p>GCL</text:p>
          </table:table-cell>
          <table:table-cell table:style-name="ce16" office:value-type="float" office:value="0.55" calcext:value-type="float">
            <text:p>0.55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.5" calcext:value-type="float">
            <text:p>2.50</text:p>
          </table:table-cell>
          <table:table-cell table:style-name="ce26" office:value-type="float" office:value="40" calcext:value-type="float">
            <text:p>40.0</text:p>
          </table:table-cell>
          <table:table-cell table:style-name="ce26" office:value-type="float" office:value="22" calcext:value-type="float">
            <text:p>22.0</text:p>
          </table:table-cell>
          <table:table-cell office:value-type="string" calcext:value-type="string">
            <text:p>https://drive.google.com/open?id=13ep4vgkIgpAENj6OUoUnIuNsVXbK5mtn</text:p>
          </table:table-cell>
          <table:table-cell office:value-type="string" calcext:value-type="string">
            <text:p>Looks like this was issued as a 5.7% Debenture in 2010, then financing issues with a restructuring in 2016. <text:s/>Be careful on this one.</text:p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table:style-name="ce4" office:value-type="float" office:value="1" calcext:value-type="float">
            <text:p>1.00</text:p>
          </table:table-cell>
          <table:table-cell table:style-name="ce15" table:number-columns-repeated="2"/>
          <table:table-cell table:style-name="ce49" office:value-type="float" office:value="127" calcext:value-type="float">
            <text:p>127.00</text:p>
          </table:table-cell>
          <table:table-cell table:style-name="ce20" office:value-type="string" calcext:value-type="string">
            <text:p>2019-04-18</text:p>
          </table:table-cell>
          <table:table-cell table:style-name="ce53"/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6-30" calcext:value-type="date">
            <text:p>2018-06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99" calcext:value-type="float">
            <text:p>99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6.238" calcext:value-type="float">
            <text:p>6.24</text:p>
          </table:table-cell>
          <table:table-cell table:style-name="ce19" office:value-type="string" calcext:value-type="string">
            <text:p>CRWN</text:p>
          </table:table-cell>
          <table:table-cell table:style-name="ce16" office:value-type="float" office:value="9.85" calcext:value-type="float">
            <text:p>9.85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3.7" calcext:value-type="float">
            <text:p>13.70</text:p>
          </table:table-cell>
          <table:table-cell table:style-name="ce26" office:value-type="float" office:value="7.299" calcext:value-type="float">
            <text:p>7.3</text:p>
          </table:table-cell>
          <table:table-cell table:style-name="ce26" office:value-type="float" office:value="71.9" calcext:value-type="float">
            <text:p>71.9</text:p>
          </table:table-cell>
          <table:table-cell office:value-type="string" calcext:value-type="string">
            <text:p>https://drive.google.com/open?id=146o_mFK1bM0eZbXjbSvZoiIy3uy7tmwk</text:p>
          </table:table-cell>
          <table:table-cell office:value-type="string" calcext:value-type="string">
            <text:p>Looks like this was issued as a 5.7% Debenture in 2010, then financing issues with a restructuring in 2016. <text:s/>Be careful on this one.</text:p>
          </table:table-cell>
        </table:table-row>
        <table:table-row table:style-name="ro1">
          <table:table-cell table:style-name="ce6"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table:style-name="ce4" office:value-type="float" office:value="5.875" calcext:value-type="float">
            <text:p>5.88</text:p>
          </table:table-cell>
          <table:table-cell table:style-name="ce15" office:value-type="date" office:date-value="2017-05-10" calcext:value-type="date">
            <text:p>2017-05-10</text:p>
          </table:table-cell>
          <table:table-cell table:style-name="ce15" office:value-type="date" office:date-value="2024-09-30" calcext:value-type="date">
            <text:p>2024-09-30</text:p>
          </table:table-cell>
          <table:table-cell table:style-name="ce49" office:value-type="float" office:value="79.5" calcext:value-type="float">
            <text:p>79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9.631" calcext:value-type="float">
            <text:p>9.63</text:p>
          </table:table-cell>
          <table:table-cell table:style-name="ce19" office:value-type="string" calcext:value-type="string">
            <text:p>DHX</text:p>
          </table:table-cell>
          <table:table-cell table:style-name="ce16" office:value-type="float" office:value="2" calcext:value-type="float">
            <text:p>2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8" calcext:value-type="float">
            <text:p>8.00</text:p>
          </table:table-cell>
          <table:table-cell table:style-name="ce26" office:value-type="float" office:value="12.5" calcext:value-type="float">
            <text:p>12.5</text:p>
          </table:table-cell>
          <table:table-cell table:style-name="ce26" office:value-type="float" office:value="25" calcext:value-type="float">
            <text:p>25.0</text:p>
          </table:table-cell>
          <table:table-cell/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1-07" calcext:value-type="date">
            <text:p>2017-11-07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99.5" calcext:value-type="float">
            <text:p>99.50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53" office:value-type="float" office:value="5.385" calcext:value-type="float">
            <text:p>5.39</text:p>
          </table:table-cell>
          <table:table-cell table:style-name="ce19" office:value-type="string" calcext:value-type="string">
            <text:p>DIV</text:p>
          </table:table-cell>
          <table:table-cell table:style-name="ce16" office:value-type="float" office:value="3.24" calcext:value-type="float">
            <text:p>3.24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4.55" calcext:value-type="float">
            <text:p>4.55</text:p>
          </table:table-cell>
          <table:table-cell table:style-name="ce26" office:value-type="float" office:value="21.978" calcext:value-type="float">
            <text:p>22.0</text:p>
          </table:table-cell>
          <table:table-cell table:style-name="ce26" office:value-type="float" office:value="71.21" calcext:value-type="float">
            <text:p>71.2</text:p>
          </table:table-cell>
          <table:table-cell office:value-type="string" calcext:value-type="string">
            <text:p>https://diversifiedroyaltycorp.com/investors/news/2017-11-07/</text:p>
          </table:table-cell>
          <table:table-cell office:value-type="string" calcext:value-type="string">
            <text:p><text:s/>Original Joe’s, State &amp; Main and Elephant &amp; Castle, Sutton Group Reality, Mr. Lube,Cara, Air Miles</text:p>
          </table:table-cell>
        </table:table-row>
        <table:table-row table:style-name="ro1">
          <table:table-cell table:style-name="ce6"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11-30" calcext:value-type="date">
            <text:p>2014-11-30</text:p>
          </table:table-cell>
          <table:table-cell table:style-name="ce15" office:value-type="date" office:date-value="2019-11-30" calcext:value-type="date">
            <text:p>2019-11-30</text:p>
          </table:table-cell>
          <table:table-cell table:style-name="ce49" office:value-type="float" office:value="98.5" calcext:value-type="float">
            <text:p>98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7.923" calcext:value-type="float">
            <text:p>7.92</text:p>
          </table:table-cell>
          <table:table-cell table:style-name="ce19" office:value-type="string" calcext:value-type="string">
            <text:p>DII.B</text:p>
          </table:table-cell>
          <table:table-cell table:style-name="ce16" office:value-type="float" office:value="11.94" calcext:value-type="float">
            <text:p>11.94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46.75" calcext:value-type="float">
            <text:p>46.75</text:p>
          </table:table-cell>
          <table:table-cell table:style-name="ce26" office:value-type="float" office:value="2.139" calcext:value-type="float">
            <text:p>2.1</text:p>
          </table:table-cell>
          <table:table-cell table:style-name="ce26" office:value-type="float" office:value="25.54" calcext:value-type="float">
            <text:p>25.5</text:p>
          </table:table-cell>
          <table:table-cell office:value-type="string" calcext:value-type="string">
            <text:p>https://drive.google.com/open?id=1EexFkzwrKJ_dJ3VYzT7HYOjjGaEpK-h_</text:p>
          </table:table-cell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table:style-name="ce6"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table:style-name="ce4" office:value-type="float" office:value="5.125" calcext:value-type="float">
            <text:p>5.13</text:p>
          </table:table-cell>
          <table:table-cell table:style-name="ce15" office:value-type="date" office:date-value="2014-06-30" calcext:value-type="date">
            <text:p>2014-06-30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49" office:value-type="float" office:value="100.14" calcext:value-type="float">
            <text:p>100.14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425" calcext:value-type="float">
            <text:p>4.43</text:p>
          </table:table-cell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office:value-type="string" calcext:value-type="string">
            <text:p>http://www.elementcorp.com/images/uploads/2016-10-03_NR.pdf</text:p>
          </table:table-cell>
          <table:table-cell office:value-type="string" calcext:value-type="string">
            <text:p>Split into Element Fleet Management and ECN Capital, so calculating conversion is not clear. See link.</text:p>
          </table:table-cell>
        </table:table-row>
        <table:table-row table:style-name="ro1">
          <table:table-cell table:style-name="ce6"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15" office:value-type="date" office:date-value="2015-05-22" calcext:value-type="date">
            <text:p>2015-05-22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99.5" calcext:value-type="float">
            <text:p>99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666" calcext:value-type="float">
            <text:p>4.67</text:p>
          </table:table-cell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office:value-type="string" calcext:value-type="string">
            <text:p>http://www.elementcorp.com/images/uploads/2016-10-03_NR.pdf</text:p>
          </table:table-cell>
          <table:table-cell office:value-type="string" calcext:value-type="string">
            <text:p><text:s/>Original Joe’s, State &amp; Main and Elephant &amp; Castle, Sutton Group Reality, Mr. Lube,Cara, Air Miles</text:p>
          </table:table-cell>
        </table:table-row>
        <table:table-row table:style-name="ro1">
          <table:table-cell office:value-type="string" calcext:value-type="string">
            <text:p>EFN.DB.B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38" office:value-type="string" calcext:value-type="string">
            <text:p>2019-04-1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0.3" calcext:value-type="float">
            <text:p>100.3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192" calcext:value-type="float">
            <text:p>4.19</text:p>
          </table:table-cell>
          <table:table-cell table:style-name="ce19" office:value-type="string" calcext:value-type="string">
            <text:p>EFN</text:p>
          </table:table-cell>
          <table:table-cell table:style-name="ce16" office:value-type="float" office:value="8.19" calcext:value-type="float">
            <text:p>8.19</text:p>
          </table:table-cell>
          <table:table-cell table:style-name="ce20" office:value-type="string" calcext:value-type="string">
            <text:p>2019-04-18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www.elementfleet.com/binaries/content/assets/elementfleet/newsroom/efn_over-allotment-converts.pdf</text:p>
          </table:table-cell>
          <table:table-cell office:value-type="string" calcext:value-type="string">
            <text:p>Split into Element Fleet Management and ECN Capital, so calculating conversion is not clear. See link.</text:p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style-name="ce4"/>
          <table:table-cell table:style-name="ce15" table:number-columns-repeated="2"/>
          <table:table-cell table:style-name="ce49" office:value-type="float" office:value="105" calcext:value-type="float">
            <text:p>105.00</text:p>
          </table:table-cell>
          <table:table-cell table:style-name="ce20" office:value-type="string" calcext:value-type="string">
            <text:p>2019-04-18</text:p>
          </table:table-cell>
          <table:table-cell table:style-name="ce53"/>
          <table:table-cell table:style-name="ce19"/>
          <table:table-cell table:style-name="ce16"/>
          <table:table-cell table:style-name="ce19"/>
          <table:table-cell table:style-name="ce60"/>
          <table:table-cell table:style-name="ce26" table:number-columns-repeated="2"/>
          <table:table-cell/>
          <table:table-cell office:value-type="string" calcext:value-type="string">
            <text:p>Split into Element Fleet Management and ECN Capital, so calculating conversion is not clear. See link.</text:p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table:style-name="ce4" office:value-type="float" office:value="8.5" calcext:value-type="float">
            <text:p>8.50</text:p>
          </table:table-cell>
          <table:table-cell table:style-name="ce15"/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72.65" calcext:value-type="float">
            <text:p>72.6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20.916" calcext:value-type="float">
            <text:p>20.92</text:p>
          </table:table-cell>
          <table:table-cell table:style-name="ce19" office:value-type="string" calcext:value-type="string">
            <text:p>ENT</text:p>
          </table:table-cell>
          <table:table-cell table:style-name="ce16" office:value-type="float" office:value="0.14" calcext:value-type="float">
            <text:p>0.14</text:p>
          </table:table-cell>
          <table:table-cell table:style-name="ce51" office:value-type="date" office:date-value="2019-04-17" calcext:value-type="date">
            <text:p>2019-04-17</text:p>
          </table:table-cell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4-02-04" calcext:value-type="date">
            <text:p>2014-02-04</text:p>
          </table:table-cell>
          <table:table-cell table:style-name="ce15" office:value-type="date" office:date-value="2021-03-31" calcext:value-type="date">
            <text:p>2021-03-31</text:p>
          </table:table-cell>
          <table:table-cell table:style-name="ce49" office:value-type="float" office:value="108" calcext:value-type="float">
            <text:p>108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1.905" calcext:value-type="float">
            <text:p>1.91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4.78" calcext:value-type="float">
            <text:p>34.7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31.7" calcext:value-type="float">
            <text:p>31.70</text:p>
          </table:table-cell>
          <table:table-cell table:style-name="ce26" office:value-type="float" office:value="3.155" calcext:value-type="float">
            <text:p>3.2</text:p>
          </table:table-cell>
          <table:table-cell table:style-name="ce26" office:value-type="float" office:value="109.73" calcext:value-type="float">
            <text:p>109.7</text:p>
          </table:table-cell>
          <table:table-cell office:value-type="string" calcext:value-type="string">
            <text:p>https://drive.google.com/open?id=1_UrhM14k7mwGVTRILrF6fuFRMTzqWczp</text:p>
          </table:table-cell>
          <table:table-cell/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6-05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99.2" calcext:value-type="float">
            <text:p>99.2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44" calcext:value-type="float">
            <text:p>5.44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4.78" calcext:value-type="float">
            <text:p>34.78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44.75" calcext:value-type="float">
            <text:p>44.75</text:p>
          </table:table-cell>
          <table:table-cell table:style-name="ce26" office:value-type="float" office:value="2.235" calcext:value-type="float">
            <text:p>2.2</text:p>
          </table:table-cell>
          <table:table-cell table:style-name="ce26" office:value-type="float" office:value="77.73" calcext:value-type="float">
            <text:p>77.7</text:p>
          </table:table-cell>
          <table:table-cell office:value-type="string" calcext:value-type="string">
            <text:p>https://drive.google.com/open?id=16QqRM78PXL1xHhrMb6tGfcvmG5GqAauA</text:p>
          </table:table-cell>
          <table:table-cell/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13" calcext:value-type="date">
            <text:p>2017-12-13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99.6" calcext:value-type="float">
            <text:p>99.6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358" calcext:value-type="float">
            <text:p>5.36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4.78" calcext:value-type="float">
            <text:p>34.7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51.5" calcext:value-type="float">
            <text:p>51.50</text:p>
          </table:table-cell>
          <table:table-cell table:style-name="ce26" office:value-type="float" office:value="1.942" calcext:value-type="float">
            <text:p>1.9</text:p>
          </table:table-cell>
          <table:table-cell table:style-name="ce26" office:value-type="float" office:value="67.54" calcext:value-type="float">
            <text:p>67.5</text:p>
          </table:table-cell>
          <table:table-cell office:value-type="string" calcext:value-type="string">
            <text:p>https://drive.google.com/open?id=19rT3wKV5vCHK-0tm17ULKBVrdTERTVQB</text:p>
          </table:table-cell>
          <table:table-cell/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8-06-26" calcext:value-type="date">
            <text:p>2018-06-26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97.95" calcext:value-type="float">
            <text:p>97.9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68" calcext:value-type="float">
            <text:p>5.68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4.78" calcext:value-type="float">
            <text:p>34.7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70.99" calcext:value-type="float">
            <text:p>71.0</text:p>
          </table:table-cell>
          <table:table-cell office:value-type="string" calcext:value-type="string">
            <text:p>https://drive.google.com/open?id=1Caph-xB2z-pVADHj4AfcYVlmqMv1qPfR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IF.DB.K</text:p>
          </table:table-cell>
          <table:table-cell office:value-type="string" calcext:value-type="string">
            <text:p>Exchange Income Corporation 7 Year 5.7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6-03-31" calcext:value-type="date">
            <text:p>2026-03-31</text:p>
          </table:table-cell>
          <table:table-cell table:style-name="ce49" office:value-type="float" office:value="97.9" calcext:value-type="float">
            <text:p>97.90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53" office:value-type="float" office:value="5.652" calcext:value-type="float">
            <text:p>5.65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34.78" calcext:value-type="float">
            <text:p>34.7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70.99" calcext:value-type="float">
            <text:p>71.0</text:p>
          </table:table-cell>
          <table:table-cell office:value-type="string" calcext:value-type="string">
            <text:p>https://www.exchangeincomecorp.ca/wcm-docs/resources/EIC_Announces__75%2C000%2C000_Bought_Deal_Financing_of_5.75__Convertible_Unsecured_Subordinated_Debentures_20190307091611.pdf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30" calcext:value-type="date">
            <text:p>2016-04-3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669" calcext:value-type="float">
            <text:p>4.67</text:p>
          </table:table-cell>
          <table:table-cell table:style-name="ce19" office:value-type="string" calcext:value-type="string">
            <text:p>EXE</text:p>
          </table:table-cell>
          <table:table-cell table:style-name="ce16" office:value-type="float" office:value="7.49" calcext:value-type="float">
            <text:p>7.49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2.25" calcext:value-type="float">
            <text:p>12.25</text:p>
          </table:table-cell>
          <table:table-cell table:style-name="ce26" office:value-type="float" office:value="8.163" calcext:value-type="float">
            <text:p>8.2</text:p>
          </table:table-cell>
          <table:table-cell table:style-name="ce26" office:value-type="float" office:value="61.14" calcext:value-type="float">
            <text:p>61.1</text:p>
          </table:table-cell>
          <table:table-cell office:value-type="string" calcext:value-type="string">
            <text:p>https://www.extendicare.com/document/626</text:p>
          </table:table-cell>
          <table:table-cell/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12-15" calcext:value-type="date">
            <text:p>2017-12-15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49" office:value-type="float" office:value="101.8" calcext:value-type="float">
            <text:p>101.8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572" calcext:value-type="float">
            <text:p>4.57</text:p>
          </table:table-cell>
          <table:table-cell table:style-name="ce19" office:value-type="string" calcext:value-type="string">
            <text:p>FSZ</text:p>
          </table:table-cell>
          <table:table-cell table:style-name="ce16" office:value-type="float" office:value="12.24" calcext:value-type="float">
            <text:p>12.24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8.85" calcext:value-type="float">
            <text:p>18.85</text:p>
          </table:table-cell>
          <table:table-cell table:style-name="ce26" office:value-type="float" office:value="5.305" calcext:value-type="float">
            <text:p>5.3</text:p>
          </table:table-cell>
          <table:table-cell table:style-name="ce26" office:value-type="float" office:value="64.93" calcext:value-type="float">
            <text:p>64.9</text:p>
          </table:table-cell>
          <table:table-cell office:value-type="string" calcext:value-type="string">
            <text:p>https://drive.google.com/open?id=1S0LlOayyJJ7maX6Unsmo2EVGEuXA_XGo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49" office:value-type="float" office:value="100.27" calcext:value-type="float">
            <text:p>100.27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467" calcext:value-type="float">
            <text:p>4.47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38" calcext:value-type="float">
            <text:p>13.3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5.8" calcext:value-type="float">
            <text:p>15.80</text:p>
          </table:table-cell>
          <table:table-cell table:style-name="ce26" office:value-type="float" office:value="6.329" calcext:value-type="float">
            <text:p>6.3</text:p>
          </table:table-cell>
          <table:table-cell table:style-name="ce26" office:value-type="float" office:value="84.68" calcext:value-type="float">
            <text:p>84.7</text:p>
          </table:table-cell>
          <table:table-cell office:value-type="string" calcext:value-type="string">
            <text:p>https://drive.google.com/open?id=1MsYFelJug5xKSGNKZu_iIa-qeBWnl0h9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5-05-31" calcext:value-type="date">
            <text:p>2015-05-31</text:p>
          </table:table-cell>
          <table:table-cell table:style-name="ce15" office:value-type="date" office:date-value="2022-05-31" calcext:value-type="date">
            <text:p>2022-05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98" calcext:value-type="float">
            <text:p>4.98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38" calcext:value-type="float">
            <text:p>13.3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3.95" calcext:value-type="float">
            <text:p>13.95</text:p>
          </table:table-cell>
          <table:table-cell table:style-name="ce26" office:value-type="float" office:value="7.168" calcext:value-type="float">
            <text:p>7.2</text:p>
          </table:table-cell>
          <table:table-cell table:style-name="ce26" office:value-type="float" office:value="95.91" calcext:value-type="float">
            <text:p>95.9</text:p>
          </table:table-cell>
          <table:table-cell office:value-type="string" calcext:value-type="string">
            <text:p>https://drive.google.com/open?id=1G6CIEMsOMdXVe1dMFq_5-X-_kcl_67R4</text:p>
          </table:table-cell>
          <table:table-cell/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095" calcext:value-type="float">
            <text:p>5.10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38" calcext:value-type="float">
            <text:p>13.3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4" calcext:value-type="float">
            <text:p>14.00</text:p>
          </table:table-cell>
          <table:table-cell table:style-name="ce26" office:value-type="float" office:value="7.143" calcext:value-type="float">
            <text:p>7.1</text:p>
          </table:table-cell>
          <table:table-cell table:style-name="ce26" office:value-type="float" office:value="95.57" calcext:value-type="float">
            <text:p>95.6</text:p>
          </table:table-cell>
          <table:table-cell office:value-type="string" calcext:value-type="string">
            <text:p>https://drive.google.com/open?id=1Lc27k7_L_F1mpWM0ZHOi2Dmx_q6sTRlj</text:p>
          </table:table-cell>
          <table:table-cell/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table:style-name="ce4" office:value-type="float" office:value="5.2" calcext:value-type="float">
            <text:p>5.20</text:p>
          </table:table-cell>
          <table:table-cell table:style-name="ce15" office:value-type="date" office:date-value="2016-12-31" calcext:value-type="date">
            <text:p>2016-12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988" calcext:value-type="float">
            <text:p>4.99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38" calcext:value-type="float">
            <text:p>13.3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87.73" calcext:value-type="float">
            <text:p>87.7</text:p>
          </table:table-cell>
          <table:table-cell office:value-type="string" calcext:value-type="string">
            <text:p>https://drive.google.com/open?id=15YAiJyQhyc89Gpdm5xC2LxuPm_4D29qy</text:p>
          </table:table-cell>
          <table:table-cell/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7-08-31" calcext:value-type="date">
            <text:p>2017-08-31</text:p>
          </table:table-cell>
          <table:table-cell table:style-name="ce15" office:value-type="date" office:date-value="2024-08-31" calcext:value-type="date">
            <text:p>2024-08-31</text:p>
          </table:table-cell>
          <table:table-cell table:style-name="ce49" office:value-type="float" office:value="100.5" calcext:value-type="float">
            <text:p>100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207" calcext:value-type="float">
            <text:p>5.21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38" calcext:value-type="float">
            <text:p>13.3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87.73" calcext:value-type="float">
            <text:p>8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99.79" calcext:value-type="float">
            <text:p>99.7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434" calcext:value-type="float">
            <text:p>5.43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3.38" calcext:value-type="float">
            <text:p>13.38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89.2" calcext:value-type="float">
            <text:p>89.2</text:p>
          </table:table-cell>
          <table:table-cell office:value-type="string" calcext:value-type="string">
            <text:p>https://drive.google.com/open?id=13SQeURauIFQtPI7AIgKQ21mhJiGYtzpB</text:p>
          </table:table-cell>
          <table:table-cell/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table:style-name="ce4" office:value-type="float" office:value="9.75" calcext:value-type="float">
            <text:p>9.75</text:p>
          </table:table-cell>
          <table:table-cell table:style-name="ce15" office:value-type="date" office:date-value="2011-12-22" calcext:value-type="date">
            <text:p>2011-12-2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75.01" calcext:value-type="float">
            <text:p>75.0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18.982" calcext:value-type="float">
            <text:p>18.98</text:p>
          </table:table-cell>
          <table:table-cell table:style-name="ce19" office:value-type="string" calcext:value-type="string">
            <text:p>FGE</text:p>
          </table:table-cell>
          <table:table-cell table:style-name="ce16" office:value-type="float" office:value="0.88" calcext:value-type="float">
            <text:p>0.8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31" calcext:value-type="float">
            <text:p>31.00</text:p>
          </table:table-cell>
          <table:table-cell table:style-name="ce26" office:value-type="float" office:value="3.226" calcext:value-type="float">
            <text:p>3.2</text:p>
          </table:table-cell>
          <table:table-cell table:style-name="ce26" office:value-type="float" office:value="2.84" calcext:value-type="float">
            <text:p>2.8</text:p>
          </table:table-cell>
          <table:table-cell office:value-type="string" calcext:value-type="string">
            <text:p>https://drive.google.com/open?id=1JXorLJGKepCxVdqEhyXPwiBwNWD-mvwb</text:p>
          </table:table-cell>
          <table:table-cell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6-12-0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09" calcext:value-type="float">
            <text:p>109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1.675" calcext:value-type="float">
            <text:p>1.68</text:p>
          </table:table-cell>
          <table:table-cell table:style-name="ce19" office:value-type="string" calcext:value-type="string">
            <text:p>GDI</text:p>
          </table:table-cell>
          <table:table-cell table:style-name="ce16" office:value-type="float" office:value="24.3" calcext:value-type="float">
            <text:p>24.3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24.25" calcext:value-type="float">
            <text:p>24.25</text:p>
          </table:table-cell>
          <table:table-cell table:style-name="ce26" office:value-type="float" office:value="4.124" calcext:value-type="float">
            <text:p>4.1</text:p>
          </table:table-cell>
          <table:table-cell table:style-name="ce26" office:value-type="float" office:value="100.21" calcext:value-type="float">
            <text:p>100.2</text:p>
          </table:table-cell>
          <table:table-cell office:value-type="string" calcext:value-type="string">
            <text:p>https://drive.google.com/open?id=10LyP2DxEwdNcjNK8vZ21u4hqHiFNiMsE</text:p>
          </table:table-cell>
          <table:table-cell office:value-type="string" calcext:value-type="string">
            <text:p>Facilities management (hotels, airports, ...)</text:p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6-05-26</text:p>
          </table:table-cell>
          <table:table-cell table:style-name="ce15" office:value-type="date" office:date-value="2021-07-15" calcext:value-type="date">
            <text:p>2021-07-15</text:p>
          </table:table-cell>
          <table:table-cell table:style-name="ce49" office:value-type="float" office:value="113" calcext:value-type="float">
            <text:p>113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0.544" calcext:value-type="float">
            <text:p>-0.54</text:p>
          </table:table-cell>
          <table:table-cell table:style-name="ce19" office:value-type="string" calcext:value-type="string">
            <text:p>GEI</text:p>
          </table:table-cell>
          <table:table-cell table:style-name="ce16" office:value-type="float" office:value="23.33" calcext:value-type="float">
            <text:p>23.33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21.65" calcext:value-type="float">
            <text:p>21.65</text:p>
          </table:table-cell>
          <table:table-cell table:style-name="ce26" office:value-type="float" office:value="4.619" calcext:value-type="float">
            <text:p>4.6</text:p>
          </table:table-cell>
          <table:table-cell table:style-name="ce26" office:value-type="float" office:value="107.76" calcext:value-type="float">
            <text:p>107.8</text:p>
          </table:table-cell>
          <table:table-cell office:value-type="string" calcext:value-type="string">
            <text:p>https://drive.google.com/open?id=1q6_e5_WOU1DMg6nDMQy_6AqP9mVrqv15</text:p>
          </table:table-cell>
          <table:table-cell table:style-name="ce6"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38" office:value-type="string" calcext:value-type="string">
            <text:p>2017-05-26</text:p>
          </table:table-cell>
          <table:table-cell table:style-name="ce15" office:value-type="date" office:date-value="2022-07-31" calcext:value-type="date">
            <text:p>2022-07-31</text:p>
          </table:table-cell>
          <table:table-cell table:style-name="ce49" office:value-type="float" office:value="109" calcext:value-type="float">
            <text:p>109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.012" calcext:value-type="float">
            <text:p>3.01</text:p>
          </table:table-cell>
          <table:table-cell table:style-name="ce19" office:value-type="string" calcext:value-type="string">
            <text:p>GSY</text:p>
          </table:table-cell>
          <table:table-cell table:style-name="ce16" office:value-type="float" office:value="46.12" calcext:value-type="float">
            <text:p>46.12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44" calcext:value-type="float">
            <text:p>44.00</text:p>
          </table:table-cell>
          <table:table-cell table:style-name="ce26" office:value-type="float" office:value="2.273" calcext:value-type="float">
            <text:p>2.3</text:p>
          </table:table-cell>
          <table:table-cell table:style-name="ce26" office:value-type="float" office:value="104.83" calcext:value-type="float">
            <text:p>104.8</text:p>
          </table:table-cell>
          <table:table-cell office:value-type="string" calcext:value-type="string">
            <text:p>https://drive.google.com/open?id=10U5Ugqd3XZSY8M64Vv6QiH71b3qMAaah</text:p>
          </table:table-cell>
          <table:table-cell office:value-type="string" calcext:value-type="string">
            <text:p>Financial services to own furniture, computers, and appliances.</text:p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table:style-name="ce4" office:value-type="float" office:value="6.25" calcext:value-type="float">
            <text:p>6.25</text:p>
          </table:table-cell>
          <table:table-cell table:style-name="ce38"/>
          <table:table-cell table:style-name="ce15" office:value-type="date" office:date-value="2020-10-31" calcext:value-type="date">
            <text:p>2020-10-31</text:p>
          </table:table-cell>
          <table:table-cell table:style-name="ce49" office:value-type="float" office:value="100.11" calcext:value-type="float">
            <text:p>100.1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6.179" calcext:value-type="float">
            <text:p>6.18</text:p>
          </table:table-cell>
          <table:table-cell table:style-name="ce19" office:value-type="string" calcext:value-type="string">
            <text:p>HLC</text:p>
          </table:table-cell>
          <table:table-cell table:style-name="ce16" office:value-type="float" office:value="7.1" calcext:value-type="float">
            <text:p>7.1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25" calcext:value-type="float">
            <text:p>25.00</text:p>
          </table:table-cell>
          <table:table-cell table:style-name="ce26" office:value-type="float" office:value="4" calcext:value-type="float">
            <text:p>4.0</text:p>
          </table:table-cell>
          <table:table-cell table:style-name="ce26" office:value-type="float" office:value="28.4" calcext:value-type="float">
            <text:p>28.4</text:p>
          </table:table-cell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LY.DB.B. <text:s/>Conversion: $285.71 in cash and 28.57 shares</text:p>
          </table:table-cell>
        </table:table-row>
        <table:table-row table:style-name="ro1">
          <table:table-cell table:style-name="ce6"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table:style-name="ce4" office:value-type="float" office:value="7.5" calcext:value-type="float">
            <text:p>7.50</text:p>
          </table:table-cell>
          <table:table-cell table:style-name="ce38"/>
          <table:table-cell table:style-name="ce15" office:value-type="date" office:date-value="2021-09-30" calcext:value-type="date">
            <text:p>2021-09-30</text:p>
          </table:table-cell>
          <table:table-cell table:style-name="ce49"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style-name="ce53" office:value-type="float" office:value="7.541" calcext:value-type="float">
            <text:p>7.54</text:p>
          </table:table-cell>
          <table:table-cell table:style-name="ce19" office:value-type="string" calcext:value-type="string">
            <text:p>HLC</text:p>
          </table:table-cell>
          <table:table-cell table:style-name="ce16" office:value-type="float" office:value="7.1" calcext:value-type="float">
            <text:p>7.1</text:p>
          </table:table-cell>
          <table:table-cell table:style-name="ce20" office:value-type="string" calcext:value-type="string">
            <text:p>2019-04-18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www.hlcorp.ca/debentures.aspx</text:p>
          </table:table-cell>
          <table:table-cell office:value-type="string" calcext:value-type="string">
            <text:p>Formerly RYL.DB.C 80 common shares @12.50, so no real conversion bonus potential here.</text:p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38" office:value-type="string" calcext:value-type="string">
            <text:p>2016-09-08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49" office:value-type="float" office:value="102.25" calcext:value-type="float">
            <text:p>102.2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182" calcext:value-type="float">
            <text:p>4.18</text:p>
          </table:table-cell>
          <table:table-cell table:style-name="ce19" office:value-type="string" calcext:value-type="string">
            <text:p>IBG</text:p>
          </table:table-cell>
          <table:table-cell table:style-name="ce16" office:value-type="float" office:value="5.05" calcext:value-type="float">
            <text:p>5.05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8.35" calcext:value-type="float">
            <text:p>8.35</text:p>
          </table:table-cell>
          <table:table-cell table:style-name="ce26" office:value-type="float" office:value="11.976" calcext:value-type="float">
            <text:p>12.0</text:p>
          </table:table-cell>
          <table:table-cell table:style-name="ce26" office:value-type="float" office:value="60.48" calcext:value-type="float">
            <text:p>60.5</text:p>
          </table:table-cell>
          <table:table-cell office:value-type="string" calcext:value-type="string">
            <text:p>https://drive.google.com/open?id=14b4nKlTdFiBnKXzaa1kakiDLbbVAs--3</text:p>
          </table:table-cell>
          <table:table-cell office:value-type="string" calcext:value-type="string">
            <text:p>Financial services to own furniture, computers, and appliances.</text:p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table:style-name="ce4" office:value-type="float" office:value="4.25" calcext:value-type="float">
            <text:p>4.25</text:p>
          </table:table-cell>
          <table:table-cell table:style-name="ce38" office:value-type="string" calcext:value-type="string">
            <text:p>2015-08-10</text:p>
          </table:table-cell>
          <table:table-cell table:style-name="ce15" office:value-type="date" office:date-value="2020-08-31" calcext:value-type="date">
            <text:p>2020-08-31</text:p>
          </table:table-cell>
          <table:table-cell table:style-name="ce49" office:value-type="float" office:value="102.56" calcext:value-type="float">
            <text:p>102.56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2.385" calcext:value-type="float">
            <text:p>2.39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4.3" calcext:value-type="float">
            <text:p>14.3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95.34" calcext:value-type="float">
            <text:p>95.3</text:p>
          </table:table-cell>
          <table:table-cell office:value-type="string" calcext:value-type="string">
            <text:p>https://www.innergex.com/wp-content/uploads/INE-debenture-issue-closing-10082015-EN.pdf</text:p>
          </table:table-cell>
          <table:table-cell office:value-type="string" calcext:value-type="string">
            <text:p>Formerly RLY.DB.B. <text:s/>Conversion: $285.71 in cash and 28.57 shares</text:p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table:style-name="ce33" office:value-type="float" office:value="4.75" calcext:value-type="float">
            <text:p>4.75</text:p>
          </table:table-cell>
          <table:table-cell table:style-name="ce38" office:value-type="string" calcext:value-type="string">
            <text:p>2018-06-12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0.75" calcext:value-type="float">
            <text:p>100.7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629" calcext:value-type="float">
            <text:p>4.63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4.3" calcext:value-type="float">
            <text:p>14.3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20" calcext:value-type="float">
            <text:p>20.00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71.5" calcext:value-type="float">
            <text:p>71.5</text:p>
          </table:table-cell>
          <table:table-cell office:value-type="string" calcext:value-type="string">
            <text:p>https://www.innergex.com/wp-content/uploads/press-release-innergex-completes-debenture-2018-06-12.pdf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12-09" calcext:value-type="date">
            <text:p>2016-12-09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49" office:value-type="float" office:value="88.25" calcext:value-type="float">
            <text:p>88.2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9.209" calcext:value-type="float">
            <text:p>9.21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7.06" calcext:value-type="float">
            <text:p>7.06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drive.google.com/open?id=1owuAuEHzqIcdghclX6XvdsRgIrjTbKzA</text:p>
          </table:table-cell>
          <table:table-cell office:value-type="string" calcext:value-type="string">
            <text:p>11.00 USD Conversion</text:p>
          </table:table-cell>
        </table:table-row>
        <table:table-row table:style-name="ro1">
          <table:table-cell table:style-name="ce6"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8-24" calcext:value-type="date">
            <text:p>2018-08-24</text:p>
          </table:table-cell>
          <table:table-cell table:style-name="ce15" office:value-type="date" office:date-value="2023-09-30" calcext:value-type="date">
            <text:p>2023-09-30</text:p>
          </table:table-cell>
          <table:table-cell table:style-name="ce49" office:value-type="float" office:value="84.5" calcext:value-type="float">
            <text:p>84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9.479" calcext:value-type="float">
            <text:p>9.48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7.06" calcext:value-type="float">
            <text:p>7.06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://www.invesque.com/press-releases/invesque-inc-announces-us50-million-convertible-debenture-bought-deal/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table:style-name="ce52"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6-09-28" calcext:value-type="date">
            <text:p>2016-09-28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98.51" calcext:value-type="float">
            <text:p>98.5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7.3" calcext:value-type="float">
            <text:p>7.30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4.66" calcext:value-type="float">
            <text:p>4.66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9.3" calcext:value-type="float">
            <text:p>9.30</text:p>
          </table:table-cell>
          <table:table-cell table:style-name="ce26" office:value-type="float" office:value="10.753" calcext:value-type="float">
            <text:p>10.8</text:p>
          </table:table-cell>
          <table:table-cell table:style-name="ce26" office:value-type="float" office:value="50.11" calcext:value-type="float">
            <text:p>50.1</text:p>
          </table:table-cell>
          <table:table-cell office:value-type="string" calcext:value-type="string">
            <text:p>https://drive.google.com/open?id=1re9jlzNhstqWwu2w5cyS0SXG6YY3aJ4q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92.71" calcext:value-type="float">
            <text:p>92.7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8.594" calcext:value-type="float">
            <text:p>8.59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4.66" calcext:value-type="float">
            <text:p>4.66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8.9" calcext:value-type="float">
            <text:p>8.90</text:p>
          </table:table-cell>
          <table:table-cell table:style-name="ce26" office:value-type="float" office:value="11.236" calcext:value-type="float">
            <text:p>11.2</text:p>
          </table:table-cell>
          <table:table-cell table:style-name="ce26" office:value-type="float" office:value="52.36" calcext:value-type="float">
            <text:p>52.4</text:p>
          </table:table-cell>
          <table:table-cell office:value-type="string" calcext:value-type="string">
            <text:p>https://investors.justenergy.com/static-files/dc9689a7-7936-4883-9352-7bd4e1ed8a33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table:style-name="ce6"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11" calcext:value-type="date">
            <text:p>2016-04-11</text:p>
          </table:table-cell>
          <table:table-cell table:style-name="ce15" office:value-type="date" office:date-value="2021-05-31" calcext:value-type="date">
            <text:p>2021-05-31</text:p>
          </table:table-cell>
          <table:table-cell table:style-name="ce49" office:value-type="float" office:value="127" calcext:value-type="float">
            <text:p>127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7.733" calcext:value-type="float">
            <text:p>-7.73</text:p>
          </table:table-cell>
          <table:table-cell table:style-name="ce19" office:value-type="string" calcext:value-type="string">
            <text:p>KEL</text:p>
          </table:table-cell>
          <table:table-cell table:style-name="ce16" office:value-type="float" office:value="5.63" calcext:value-type="float">
            <text:p>5.6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5.5" calcext:value-type="float">
            <text:p>5.50</text:p>
          </table:table-cell>
          <table:table-cell table:style-name="ce26" office:value-type="float" office:value="18.182" calcext:value-type="float">
            <text:p>18.2</text:p>
          </table:table-cell>
          <table:table-cell table:style-name="ce26" office:value-type="float" office:value="102.36" calcext:value-type="float">
            <text:p>102.4</text:p>
          </table:table-cell>
          <table:table-cell office:value-type="string" calcext:value-type="string">
            <text:p>http://keltexploration.com/may-3-2016/</text:p>
          </table:table-cell>
          <table:table-cell office:value-type="string" calcext:value-type="string">
            <text:p>11.00 USD Conversion</text:p>
          </table:table-cell>
        </table:table-row>
        <table:table-row table:style-name="ro1">
          <table:table-cell table:style-name="ce6"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table:style-name="ce4" office:value-type="float" office:value="3" calcext:value-type="float">
            <text:p>3.00</text:p>
          </table:table-cell>
          <table:table-cell table:style-name="ce15" office:value-type="date" office:date-value="2013-03-28" calcext:value-type="date">
            <text:p>2013-03-28</text:p>
          </table:table-cell>
          <table:table-cell table:style-name="ce15" office:value-type="date" office:date-value="2023-03-28" calcext:value-type="date">
            <text:p>2023-03-28</text:p>
          </table:table-cell>
          <table:table-cell table:style-name="ce49" office:value-type="float" office:value="146.49" calcext:value-type="float">
            <text:p>146.4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8.784" calcext:value-type="float">
            <text:p>-8.78</text:p>
          </table:table-cell>
          <table:table-cell table:style-name="ce19" office:value-type="string" calcext:value-type="string">
            <text:p>LNF</text:p>
          </table:table-cell>
          <table:table-cell table:style-name="ce16" office:value-type="float" office:value="14.3" calcext:value-type="float">
            <text:p>14.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2.63" calcext:value-type="float">
            <text:p>12.63</text:p>
          </table:table-cell>
          <table:table-cell table:style-name="ce26" office:value-type="float" office:value="7.918" calcext:value-type="float">
            <text:p>7.9</text:p>
          </table:table-cell>
          <table:table-cell table:style-name="ce26" office:value-type="float" office:value="113.23" calcext:value-type="float">
            <text:p>113.2</text:p>
          </table:table-cell>
          <table:table-cell office:value-type="string" calcext:value-type="string">
            <text:p>https://cdn.shopify.com/s/files/1/2660/5106/files/2018_Q3_FS_Notes.pdf?4655826094479493585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table:style-name="ce4" office:value-type="float" office:value="5.9" calcext:value-type="float">
            <text:p>5.90</text:p>
          </table:table-cell>
          <table:table-cell table:style-name="ce15"/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1.74" calcext:value-type="float">
            <text:p>101.74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.429" calcext:value-type="float">
            <text:p>3.43</text:p>
          </table:table-cell>
          <table:table-cell table:style-name="ce19" office:value-type="string" calcext:value-type="string">
            <text:p>DR</text:p>
          </table:table-cell>
          <table:table-cell table:style-name="ce16" office:value-type="float" office:value="16.01" calcext:value-type="float">
            <text:p>16.01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9.11" calcext:value-type="float">
            <text:p>19.11</text:p>
          </table:table-cell>
          <table:table-cell table:style-name="ce26" office:value-type="float" office:value="5.233" calcext:value-type="float">
            <text:p>5.2</text:p>
          </table:table-cell>
          <table:table-cell table:style-name="ce26" office:value-type="float" office:value="83.78" calcext:value-type="float">
            <text:p>83.8</text:p>
          </table:table-cell>
          <table:table-cell office:value-type="string" calcext:value-type="string">
            <text:p>https://www.medicalfacilitiescorp.ca/Investors/news.aspx?CNWID=57</text:p>
          </table:table-cell>
          <table:table-cell office:value-type="string" calcext:value-type="string">
            <text:p>11.00 USD Conversion</text:p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5" calcext:value-type="float">
            <text:p>5.50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7.76" calcext:value-type="float">
            <text:p>7.76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2.65" calcext:value-type="float">
            <text:p>12.65</text:p>
          </table:table-cell>
          <table:table-cell table:style-name="ce26" office:value-type="float" office:value="7.905" calcext:value-type="float">
            <text:p>7.9</text:p>
          </table:table-cell>
          <table:table-cell table:style-name="ce26" office:value-type="float" office:value="61.34" calcext:value-type="float">
            <text:p>61.3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21" calcext:value-type="date">
            <text:p>2017-12-2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98" calcext:value-type="float">
            <text:p>4.98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7.76" calcext:value-type="float">
            <text:p>7.76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1.5" calcext:value-type="float">
            <text:p>11.50</text:p>
          </table:table-cell>
          <table:table-cell table:style-name="ce26" office:value-type="float" office:value="8.696" calcext:value-type="float">
            <text:p>8.7</text:p>
          </table:table-cell>
          <table:table-cell table:style-name="ce26" office:value-type="float" office:value="67.48" calcext:value-type="float">
            <text:p>67.5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/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table:style-name="ce4" office:value-type="float" office:value="10" calcext:value-type="float">
            <text:p>10.00</text:p>
          </table:table-cell>
          <table:table-cell table:style-name="ce15" office:value-type="date" office:date-value="2017-06-06" calcext:value-type="date">
            <text:p>2017-06-06</text:p>
          </table:table-cell>
          <table:table-cell table:style-name="ce15" office:value-type="date" office:date-value="2020-06-06" calcext:value-type="date">
            <text:p>2020-06-06</text:p>
          </table:table-cell>
          <table:table-cell table:style-name="ce49" office:value-type="float" office:value="91.25" calcext:value-type="float">
            <text:p>91.2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17.696" calcext:value-type="float">
            <text:p>17.70</text:p>
          </table:table-cell>
          <table:table-cell table:style-name="ce19" office:value-type="string" calcext:value-type="string">
            <text:p>MOGO</text:p>
          </table:table-cell>
          <table:table-cell table:style-name="ce16" office:value-type="float" office:value="3.74" calcext:value-type="float">
            <text:p>3.74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5" calcext:value-type="float">
            <text:p>5.0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74.8" calcext:value-type="float">
            <text:p>74.8</text:p>
          </table:table-cell>
          <table:table-cell office:value-type="string" calcext:value-type="string">
            <text:p>https://assets.ctfassets.net/20580h26mi6y/r6bWuBCDRIGoMQISWaoQE/a3f7e84161b364ec5c2811a0f9c200e0/Mogo_Financial_Statements_Q3_2018-External_V12_-_FINAL.PDF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102.99" calcext:value-type="float">
            <text:p>102.9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.744" calcext:value-type="float">
            <text:p>3.74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7.72" calcext:value-type="float">
            <text:p>17.72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0.2" calcext:value-type="float">
            <text:p>20.20</text:p>
          </table:table-cell>
          <table:table-cell table:style-name="ce26" office:value-type="float" office:value="4.95" calcext:value-type="float">
            <text:p>5.0</text:p>
          </table:table-cell>
          <table:table-cell table:style-name="ce26" office:value-type="float" office:value="87.71" calcext:value-type="float">
            <text:p>87.7</text:p>
          </table:table-cell>
          <table:table-cell office:value-type="string" calcext:value-type="string">
            <text:p>https://www.morguard.com/Documents/Morguard%20North%20American%20Residential%20REIT/Financial%20Reports/MRG_Q4_2018.pdf</text:p>
          </table:table-cell>
          <table:table-cell/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6-12-30" calcext:value-type="date">
            <text:p>2016-12-30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01.49" calcext:value-type="float">
            <text:p>101.4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.95" calcext:value-type="float">
            <text:p>3.95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7.72" calcext:value-type="float">
            <text:p>17.72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0.4" calcext:value-type="float">
            <text:p>20.40</text:p>
          </table:table-cell>
          <table:table-cell table:style-name="ce26" office:value-type="float" office:value="4.902" calcext:value-type="float">
            <text:p>4.9</text:p>
          </table:table-cell>
          <table:table-cell table:style-name="ce26" office:value-type="float" office:value="86.86" calcext:value-type="float">
            <text:p>86.9</text:p>
          </table:table-cell>
          <table:table-cell office:value-type="string" calcext:value-type="string">
            <text:p>https://www.morguard.com/Documents/Morguard%20REIT/Financial%20Reports/MRT_Q4_2018.pdf</text:p>
          </table:table-cell>
          <table:table-cell/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6-05-13" calcext:value-type="date">
            <text:p>2016-05-13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114.08" calcext:value-type="float">
            <text:p>114.08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1.642" calcext:value-type="float">
            <text:p>-1.64</text:p>
          </table:table-cell>
          <table:table-cell table:style-name="ce19" office:value-type="string" calcext:value-type="string">
            <text:p>MSI</text:p>
          </table:table-cell>
          <table:table-cell table:style-name="ce16" office:value-type="float" office:value="27.52" calcext:value-type="float">
            <text:p>27.52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5.1" calcext:value-type="float">
            <text:p>25.10</text:p>
          </table:table-cell>
          <table:table-cell table:style-name="ce26" office:value-type="float" office:value="3.984" calcext:value-type="float">
            <text:p>4.0</text:p>
          </table:table-cell>
          <table:table-cell table:style-name="ce26" office:value-type="float" office:value="109.64" calcext:value-type="float">
            <text:p>109.6</text:p>
          </table:table-cell>
          <table:table-cell office:value-type="string" calcext:value-type="string">
            <text:p>http://morneaushepell.mediaroom.com/2016-05-13-Morneau-Shepell-Inc-announces-75-million-bought-deal-offering-of-4-75-Convertible-Debentures-and-the-redemption-of-outstanding-5-75-Convertible-Debentures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7-03-08" calcext:value-type="date">
            <text:p>2017-03-08</text:p>
          </table:table-cell>
          <table:table-cell table:style-name="ce15" office:value-type="date" office:date-value="2024-03-31" calcext:value-type="date">
            <text:p>2024-03-31</text:p>
          </table:table-cell>
          <table:table-cell table:style-name="ce49" office:value-type="float" office:value="162.14" calcext:value-type="float">
            <text:p>162.14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7.038" calcext:value-type="float">
            <text:p>-7.04</text:p>
          </table:table-cell>
          <table:table-cell table:style-name="ce19" office:value-type="string" calcext:value-type="string">
            <text:p>NOA</text:p>
          </table:table-cell>
          <table:table-cell table:style-name="ce16" office:value-type="float" office:value="16.95" calcext:value-type="float">
            <text:p>16.95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0.85" calcext:value-type="float">
            <text:p>10.85</text:p>
          </table:table-cell>
          <table:table-cell table:style-name="ce26" office:value-type="float" office:value="9.217" calcext:value-type="float">
            <text:p>9.2</text:p>
          </table:table-cell>
          <table:table-cell table:style-name="ce26" office:value-type="float" office:value="156.23" calcext:value-type="float">
            <text:p>156.2</text:p>
          </table:table-cell>
          <table:table-cell office:value-type="string" calcext:value-type="string">
            <text:p>https://drive.google.com/open?id=1OajNWGnRPS0QUFux_zOM-3UZUYeZHDg_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/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11.73" calcext:value-type="float">
            <text:p>111.73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5.003" calcext:value-type="float">
            <text:p>-5.00</text:p>
          </table:table-cell>
          <table:table-cell table:style-name="ce19" office:value-type="string" calcext:value-type="string">
            <text:p>NPI</text:p>
          </table:table-cell>
          <table:table-cell table:style-name="ce16" office:value-type="float" office:value="23.81" calcext:value-type="float">
            <text:p>23.81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1.6" calcext:value-type="float">
            <text:p>21.60</text:p>
          </table:table-cell>
          <table:table-cell table:style-name="ce26" office:value-type="float" office:value="4.63" calcext:value-type="float">
            <text:p>4.6</text:p>
          </table:table-cell>
          <table:table-cell table:style-name="ce26" office:value-type="float" office:value="110.24" calcext:value-type="float">
            <text:p>11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/>
          <table:table-cell table:style-name="ce15" office:value-type="date" office:date-value="2019-06-30" calcext:value-type="date">
            <text:p>2019-06-30</text:p>
          </table:table-cell>
          <table:table-cell table:style-name="ce49" office:value-type="float" office:value="117" calcext:value-type="float">
            <text:p>117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79.25" calcext:value-type="float">
            <text:p>-79.25</text:p>
          </table:table-cell>
          <table:table-cell table:style-name="ce19" office:value-type="string" calcext:value-type="string">
            <text:p>NVU.UN</text:p>
          </table:table-cell>
          <table:table-cell table:style-name="ce16" office:value-type="float" office:value="28.11" calcext:value-type="float">
            <text:p>28.11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3.8" calcext:value-type="float">
            <text:p>23.80</text:p>
          </table:table-cell>
          <table:table-cell table:style-name="ce26" office:value-type="float" office:value="4.202" calcext:value-type="float">
            <text:p>4.2</text:p>
          </table:table-cell>
          <table:table-cell table:style-name="ce26" office:value-type="float" office:value="118.12" calcext:value-type="float">
            <text:p>118.1</text:p>
          </table:table-cell>
          <table:table-cell office:value-type="string" calcext:value-type="string">
            <text:p>https://www.northviewreit.com/investor-relations/convertible-debentures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3-09-30" calcext:value-type="date">
            <text:p>2013-09-30</text:p>
          </table:table-cell>
          <table:table-cell table:style-name="ce15" office:value-type="date" office:date-value="2020-09-30" calcext:value-type="date">
            <text:p>2020-09-30</text:p>
          </table:table-cell>
          <table:table-cell table:style-name="ce49" office:value-type="float" office:value="102.01" calcext:value-type="float">
            <text:p>102.0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.868" calcext:value-type="float">
            <text:p>3.87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43" calcext:value-type="float">
            <text:p>11.4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4.2" calcext:value-type="float">
            <text:p>14.20</text:p>
          </table:table-cell>
          <table:table-cell table:style-name="ce26" office:value-type="float" office:value="7.042" calcext:value-type="float">
            <text:p>7.0</text:p>
          </table:table-cell>
          <table:table-cell table:style-name="ce26" office:value-type="float" office:value="80.49" calcext:value-type="float">
            <text:p>8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 office:value-type="date" office:date-value="2014-09-30" calcext:value-type="date">
            <text:p>2014-09-30</text:p>
          </table:table-cell>
          <table:table-cell table:style-name="ce15" office:value-type="date" office:date-value="2019-10-31" calcext:value-type="date">
            <text:p>2019-10-31</text:p>
          </table:table-cell>
          <table:table-cell table:style-name="ce49" office:value-type="float" office:value="100.5" calcext:value-type="float">
            <text:p>100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6.319" calcext:value-type="float">
            <text:p>6.32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43" calcext:value-type="float">
            <text:p>11.4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2.5" calcext:value-type="float">
            <text:p>12.50</text:p>
          </table:table-cell>
          <table:table-cell table:style-name="ce26" office:value-type="float" office:value="8" calcext:value-type="float">
            <text:p>8.0</text:p>
          </table:table-cell>
          <table:table-cell table:style-name="ce26" office:value-type="float" office:value="91.44" calcext:value-type="float">
            <text:p>9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0-31" calcext:value-type="date">
            <text:p>2015-10-31</text:p>
          </table:table-cell>
          <table:table-cell table:style-name="ce15" office:value-type="date" office:date-value="2020-10-31" calcext:value-type="date">
            <text:p>2020-10-31</text:p>
          </table:table-cell>
          <table:table-cell table:style-name="ce49" office:value-type="float" office:value="104.79" calcext:value-type="float">
            <text:p>104.79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2.389" calcext:value-type="float">
            <text:p>2.39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43" calcext:value-type="float">
            <text:p>11.4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1.25" calcext:value-type="float">
            <text:p>11.25</text:p>
          </table:table-cell>
          <table:table-cell table:style-name="ce26" office:value-type="float" office:value="8.889" calcext:value-type="float">
            <text:p>8.9</text:p>
          </table:table-cell>
          <table:table-cell table:style-name="ce26" office:value-type="float" office:value="101.6" calcext:value-type="float">
            <text:p>10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07-31" calcext:value-type="date">
            <text:p>2021-07-31</text:p>
          </table:table-cell>
          <table:table-cell table:style-name="ce49" office:value-type="float" office:value="101.75" calcext:value-type="float">
            <text:p>101.7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485" calcext:value-type="float">
            <text:p>4.49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43" calcext:value-type="float">
            <text:p>11.4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2.75" calcext:value-type="float">
            <text:p>12.75</text:p>
          </table:table-cell>
          <table:table-cell table:style-name="ce26" office:value-type="float" office:value="7.843" calcext:value-type="float">
            <text:p>7.8</text:p>
          </table:table-cell>
          <table:table-cell table:style-name="ce26" office:value-type="float" office:value="89.65" calcext:value-type="float">
            <text:p>8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12-31" calcext:value-type="date">
            <text:p>2021-12-31</text:p>
          </table:table-cell>
          <table:table-cell table:style-name="ce49" office:value-type="float" office:value="102.05" calcext:value-type="float">
            <text:p>102.05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53" office:value-type="float" office:value="4.493" calcext:value-type="float">
            <text:p>4.49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1.43" calcext:value-type="float">
            <text:p>11.4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2.8" calcext:value-type="float">
            <text:p>12.80</text:p>
          </table:table-cell>
          <table:table-cell table:style-name="ce26" office:value-type="float" office:value="7.813" calcext:value-type="float">
            <text:p>7.8</text:p>
          </table:table-cell>
          <table:table-cell table:style-name="ce26" office:value-type="float" office:value="89.3" calcext:value-type="float">
            <text:p>8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table:style-name="ce4" office:value-type="float" office:value="4" calcext:value-type="float">
            <text:p>4.00</text:p>
          </table:table-cell>
          <table:table-cell table:style-name="ce15" office:value-type="date" office:date-value="2017-10-16" calcext:value-type="date">
            <text:p>2017-10-16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103.2" calcext:value-type="float">
            <text:p>103.2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.137" calcext:value-type="float">
            <text:p>3.14</text:p>
          </table:table-cell>
          <table:table-cell table:style-name="ce19" office:value-type="string" calcext:value-type="string">
            <text:p>OR</text:p>
          </table:table-cell>
          <table:table-cell table:style-name="ce16" office:value-type="float" office:value="14.75" calcext:value-type="float">
            <text:p>14.75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2.89" calcext:value-type="float">
            <text:p>22.89</text:p>
          </table:table-cell>
          <table:table-cell table:style-name="ce26" office:value-type="float" office:value="4.369" calcext:value-type="float">
            <text:p>4.4</text:p>
          </table:table-cell>
          <table:table-cell table:style-name="ce26" office:value-type="float" office:value="64.44" calcext:value-type="float">
            <text:p>64.4</text:p>
          </table:table-cell>
          <table:table-cell office:value-type="string" calcext:value-type="string">
            <text:p>http://osiskogr.com/en/osisko-announces-c260-million-bought-deal-of-convertible-senior-unsecured-debentures/</text:p>
          </table:table-cell>
          <table:table-cell/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table:style-name="ce4" office:value-type="float" office:value="5.1" calcext:value-type="float">
            <text:p>5.10</text:p>
          </table:table-cell>
          <table:table-cell table:style-name="ce15" office:value-type="date" office:date-value="2018-02-21" calcext:value-type="date">
            <text:p>2018-02-21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49" office:value-type="float" office:value="102.15" calcext:value-type="float">
            <text:p>102.1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556" calcext:value-type="float">
            <text:p>4.56</text:p>
          </table:table-cell>
          <table:table-cell table:style-name="ce19" office:value-type="string" calcext:value-type="string">
            <text:p>PLZ.UN</text:p>
          </table:table-cell>
          <table:table-cell table:style-name="ce16" office:value-type="float" office:value="4.13" calcext:value-type="float">
            <text:p>4.1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73.1" calcext:value-type="float">
            <text:p>73.1</text:p>
          </table:table-cell>
          <table:table-cell office:value-type="string" calcext:value-type="string">
            <text:p>http://plaza.ca/news-releases-archives/</text:p>
          </table:table-cell>
          <table:table-cell/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6-04-12" calcext:value-type="date">
            <text:p>2016-04-12</text:p>
          </table:table-cell>
          <table:table-cell table:style-name="ce15" office:value-type="date" office:date-value="2021-04-30" calcext:value-type="date">
            <text:p>2021-04-30</text:p>
          </table:table-cell>
          <table:table-cell table:style-name="ce49" office:value-type="float" office:value="105.11" calcext:value-type="float">
            <text:p>105.1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2.14" calcext:value-type="float">
            <text:p>2.14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74.99" calcext:value-type="float">
            <text:p>74.99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85.9" calcext:value-type="float">
            <text:p>85.90</text:p>
          </table:table-cell>
          <table:table-cell table:style-name="ce26" office:value-type="float" office:value="1.164" calcext:value-type="float">
            <text:p>1.2</text:p>
          </table:table-cell>
          <table:table-cell table:style-name="ce26" office:value-type="float" office:value="87.29" calcext:value-type="float">
            <text:p>87.3</text:p>
          </table:table-cell>
          <table:table-cell office:value-type="string" calcext:value-type="string">
            <text:p>https://www.premiumbrandsholdings.com/pdf/465-Debenture-Closing-Press-Release.pdf</text:p>
          </table:table-cell>
          <table:table-cell/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table:style-name="ce4" office:value-type="float" office:value="4.6" calcext:value-type="float">
            <text:p>4.60</text:p>
          </table:table-cell>
          <table:table-cell table:style-name="ce15" office:value-type="date" office:date-value="2016-12-05" calcext:value-type="date">
            <text:p>2016-12-05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49" office:value-type="float" office:value="102.3" calcext:value-type="float">
            <text:p>102.3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111" calcext:value-type="float">
            <text:p>4.11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74.99" calcext:value-type="float">
            <text:p>74.99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07.25" calcext:value-type="float">
            <text:p>107.25</text:p>
          </table:table-cell>
          <table:table-cell table:style-name="ce26" office:value-type="float" office:value="0.932" calcext:value-type="float">
            <text:p>0.9</text:p>
          </table:table-cell>
          <table:table-cell table:style-name="ce26" office:value-type="float" office:value="69.89" calcext:value-type="float">
            <text:p>69.9</text:p>
          </table:table-cell>
          <table:table-cell office:value-type="string" calcext:value-type="string">
            <text:p>https://www.premiumbrandsholdings.com/pdf/4.60_debentures_closing_press_release.pdf</text:p>
          </table:table-cell>
          <table:table-cell/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8-04-10" calcext:value-type="date">
            <text:p>2018-04-1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49" office:value-type="float" office:value="102.25" calcext:value-type="float">
            <text:p>102.2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277" calcext:value-type="float">
            <text:p>4.28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74.99" calcext:value-type="float">
            <text:p>74.99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182.51" calcext:value-type="float">
            <text:p>182.51</text:p>
          </table:table-cell>
          <table:table-cell table:style-name="ce26" office:value-type="float" office:value="0.548" calcext:value-type="float">
            <text:p>0.5</text:p>
          </table:table-cell>
          <table:table-cell table:style-name="ce26" office:value-type="float" office:value="41.09" calcext:value-type="float">
            <text:p>41.1</text:p>
          </table:table-cell>
          <table:table-cell office:value-type="string" calcext:value-type="string">
            <text:p>https://www.premiumbrandsholdings.com/pdf/press-releases/2018-04-10-press-release.pdf</text:p>
          </table:table-cell>
          <table:table-cell/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07-21" calcext:value-type="date">
            <text:p>2017-07-21</text:p>
          </table:table-cell>
          <table:table-cell table:style-name="ce15" office:value-type="date" office:date-value="2024-12-31" calcext:value-type="date">
            <text:p>2024-12-31</text:p>
          </table:table-cell>
          <table:table-cell table:style-name="ce49" office:value-type="float" office:value="101.5" calcext:value-type="float">
            <text:p>101.5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737" calcext:value-type="float">
            <text:p>4.74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6.06" calcext:value-type="float">
            <text:p>6.06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8.26" calcext:value-type="float">
            <text:p>8.26</text:p>
          </table:table-cell>
          <table:table-cell table:style-name="ce26" office:value-type="float" office:value="12.107" calcext:value-type="float">
            <text:p>12.1</text:p>
          </table:table-cell>
          <table:table-cell table:style-name="ce26" office:value-type="float" office:value="73.37" calcext:value-type="float">
            <text:p>73.4</text:p>
          </table:table-cell>
          <table:table-cell office:value-type="string" calcext:value-type="string">
            <text:p>https://drive.google.com/open?id=1H2EfGaxuPVKASMPJ2HywzopTn1AZU6MJ</text:p>
          </table:table-cell>
          <table:table-cell/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8-03-21" calcext:value-type="date">
            <text:p>2018-03-21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49" office:value-type="float" office:value="102" calcext:value-type="float">
            <text:p>102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428" calcext:value-type="float">
            <text:p>4.43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6.06" calcext:value-type="float">
            <text:p>6.06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8.85" calcext:value-type="float">
            <text:p>8.85</text:p>
          </table:table-cell>
          <table:table-cell table:style-name="ce26" office:value-type="float" office:value="11.299" calcext:value-type="float">
            <text:p>11.3</text:p>
          </table:table-cell>
          <table:table-cell table:style-name="ce26" office:value-type="float" office:value="68.47" calcext:value-type="float">
            <text:p>68.5</text:p>
          </table:table-cell>
          <table:table-cell office:value-type="string" calcext:value-type="string">
            <text:p>https://drive.google.com/open?id=1bvySm2lTPXO066RG0k9l5oUGbjIeZ4aM</text:p>
          </table:table-cell>
          <table:table-cell/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8-01-26</text:p>
          </table:table-cell>
          <table:table-cell table:style-name="ce15" office:value-type="date" office:date-value="2023-02-28" calcext:value-type="date">
            <text:p>2023-02-28</text:p>
          </table:table-cell>
          <table:table-cell table:style-name="ce49" office:value-type="float" office:value="101.8" calcext:value-type="float">
            <text:p>101.8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785" calcext:value-type="float">
            <text:p>4.79</text:p>
          </table:table-cell>
          <table:table-cell table:style-name="ce19" office:value-type="string" calcext:value-type="string">
            <text:p>SOT.UN</text:p>
          </table:table-cell>
          <table:table-cell table:style-name="ce16" office:value-type="float" office:value="5.94" calcext:value-type="float">
            <text:p>5.94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10.53" calcext:value-type="float">
            <text:p>10.53</text:p>
          </table:table-cell>
          <table:table-cell table:style-name="ce26" office:value-type="float" office:value="9.497" calcext:value-type="float">
            <text:p>9.5</text:p>
          </table:table-cell>
          <table:table-cell table:style-name="ce26" office:value-type="float" office:value="56.41" calcext:value-type="float">
            <text:p>56.4</text:p>
          </table:table-cell>
          <table:table-cell office:value-type="string" calcext:value-type="string">
            <text:p>https://www.slateam.com/sites/default/files/q3_2018_slate_office_reit_financial_statements_rf_0.pdf</text:p>
          </table:table-cell>
          <table:table-cell/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38" office:value-type="string" calcext:value-type="string">
            <text:p>2018-01-09</text:p>
          </table:table-cell>
          <table:table-cell table:style-name="ce15" office:value-type="date" office:date-value="2021-01-09" calcext:value-type="date">
            <text:p>2021-01-09</text:p>
          </table:table-cell>
          <table:table-cell table:style-name="ce49" office:value-type="float" office:value="55" calcext:value-type="float">
            <text:p>55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2.989" calcext:value-type="float">
            <text:p>32.99</text:p>
          </table:table-cell>
          <table:table-cell table:style-name="ce19" office:value-type="string" calcext:value-type="string">
            <text:p>SEV</text:p>
          </table:table-cell>
          <table:table-cell table:style-name="ce16" office:value-type="float" office:value="0.06" calcext:value-type="float">
            <text:p>0.06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0.35" calcext:value-type="float">
            <text:p>0.35</text:p>
          </table:table-cell>
          <table:table-cell table:style-name="ce26" office:value-type="float" office:value="285.714" calcext:value-type="float">
            <text:p>285.7</text:p>
          </table:table-cell>
          <table:table-cell table:style-name="ce26" office:value-type="float" office:value="18.57" calcext:value-type="float">
            <text:p>18.6</text:p>
          </table:table-cell>
          <table:table-cell office:value-type="string" calcext:value-type="string">
            <text:p>https://www.spectra7.com/spectra7-announces-closing-of-15-3-million-bought-deal-financing</text:p>
          </table:table-cell>
          <table:table-cell/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table:style-name="ce4" office:value-type="float" office:value="6.25" calcext:value-type="float">
            <text:p>6.25</text:p>
          </table:table-cell>
          <table:table-cell table:style-name="ce38" office:value-type="string" calcext:value-type="string">
            <text:p>2014-11-10</text:p>
          </table:table-cell>
          <table:table-cell table:style-name="ce15" office:value-type="date" office:date-value="2021-07-08" calcext:value-type="date">
            <text:p>2021-07-08</text:p>
          </table:table-cell>
          <table:table-cell table:style-name="ce49" office:value-type="float" office:value="25" calcext:value-type="float">
            <text:p>25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39.963" calcext:value-type="float">
            <text:p>39.96</text:p>
          </table:table-cell>
          <table:table-cell table:style-name="ce19" office:value-type="string" calcext:value-type="string">
            <text:p>SWY</text:p>
          </table:table-cell>
          <table:table-cell table:style-name="ce16" office:value-type="float" office:value="0.08" calcext:value-type="float">
            <text:p>0.08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0.94" calcext:value-type="float">
            <text:p>0.94</text:p>
          </table:table-cell>
          <table:table-cell table:style-name="ce26" office:value-type="float" office:value="105.82" calcext:value-type="float">
            <text:p>105.8</text:p>
          </table:table-cell>
          <table:table-cell table:style-name="ce26" office:value-type="float" office:value="7.94" calcext:value-type="float">
            <text:p>7.9</text:p>
          </table:table-cell>
          <table:table-cell office:value-type="string" calcext:value-type="string">
            <text:p>http://www.stornowaydiamonds.com/English/investors/news-releases/press-release-details/2014/Stornoway-Lists-Convertible-Debentures/default.aspx</text:p>
          </table:table-cell>
          <table:table-cell/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4-09-12" calcext:value-type="date">
            <text:p>2014-09-12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49" office:value-type="float" office:value="100.15" calcext:value-type="float">
            <text:p>100.1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787" calcext:value-type="float">
            <text:p>5.79</text:p>
          </table:table-cell>
          <table:table-cell table:style-name="ce19" office:value-type="string" calcext:value-type="string">
            <text:p>SOX</text:p>
          </table:table-cell>
          <table:table-cell table:style-name="ce16" office:value-type="float" office:value="4.23" calcext:value-type="float">
            <text:p>4.23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14.15" calcext:value-type="float">
            <text:p>14.15</text:p>
          </table:table-cell>
          <table:table-cell table:style-name="ce26" office:value-type="float" office:value="7.067" calcext:value-type="float">
            <text:p>7.1</text:p>
          </table:table-cell>
          <table:table-cell table:style-name="ce26" office:value-type="float" office:value="29.89" calcext:value-type="float">
            <text:p>29.9</text:p>
          </table:table-cell>
          <table:table-cell office:value-type="string" calcext:value-type="string">
            <text:p>https://drive.google.com/open?id=12AxE8V1lkea47sueR55MPKiLin80rs0q</text:p>
          </table:table-cell>
          <table:table-cell/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table:style-name="ce33" office:value-type="float" office:value="5.75" calcext:value-type="float">
            <text:p>5.75</text:p>
          </table:table-cell>
          <table:table-cell table:style-name="ce15" office:value-type="date" office:date-value="2017-11-15" calcext:value-type="date">
            <text:p>2017-11-15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49" office:value-type="float" office:value="98.25" calcext:value-type="float">
            <text:p>98.2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6.222" calcext:value-type="float">
            <text:p>6.22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53" calcext:value-type="float">
            <text:p>1.53</text:p>
          </table:table-cell>
          <table:table-cell table:style-name="ce20" office:value-type="string" calcext:value-type="string">
            <text:p>2019-04-18</text:p>
          </table:table-cell>
          <table:table-cell table:style-name="ce60" office:value-type="float" office:value="2.75" calcext:value-type="float">
            <text:p>2.75</text:p>
          </table:table-cell>
          <table:table-cell table:style-name="ce26" office:value-type="float" office:value="36.364" calcext:value-type="float">
            <text:p>36.4</text:p>
          </table:table-cell>
          <table:table-cell table:style-name="ce26" office:value-type="float" office:value="55.64" calcext:value-type="float">
            <text:p>55.6</text:p>
          </table:table-cell>
          <table:table-cell office:value-type="string" calcext:value-type="string">
            <text:p>http://surgeenergy.mediaroom.com/index.php?s=10448&amp;item=135314</text:p>
          </table:table-cell>
          <table:table-cell/>
        </table:table-row>
        <table:table-row table:style-name="ro1">
          <table:table-cell office:value-type="string" calcext:value-type="string">
            <text:p>SGY.DB.A</text:p>
          </table:table-cell>
          <table:table-cell office:value-type="string" calcext:value-type="string">
            <text:p>Surge Energy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4-17</text:p>
          </table:table-cell>
          <table:table-cell table:style-name="ce53" office:value-type="float" office:value="6.75" calcext:value-type="float">
            <text:p>6.75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53" calcext:value-type="float">
            <text:p>1.5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2.25" calcext:value-type="float">
            <text:p>2.25</text:p>
          </table:table-cell>
          <table:table-cell table:style-name="ce26" office:value-type="float" office:value="44.444" calcext:value-type="float">
            <text:p>44.4</text:p>
          </table:table-cell>
          <table:table-cell table:style-name="ce26" office:value-type="float" office:value="68" calcext:value-type="float">
            <text:p>68.0</text:p>
          </table:table-cell>
          <table:table-cell office:value-type="string" calcext:value-type="string">
            <text:p>https://www.globenewswire.com/news-release/2019/04/17/1806102/0/en/Surge-Energy-Inc-Announces-30-Million-Convertible-Debenture-Financing.html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table:style-name="ce6"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/>
          <table:table-cell table:style-name="ce15" office:value-type="date" office:date-value="2020-09-30" calcext:value-type="date">
            <text:p>2020-09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3-28</text:p>
          </table:table-cell>
          <table:table-cell table:style-name="ce53" office:value-type="float" office:value="7.25" calcext:value-type="float">
            <text:p>7.25</text:p>
          </table:table-cell>
          <table:table-cell table:style-name="ce19" office:value-type="string" calcext:value-type="string">
            <text:p>TPH</text:p>
          </table:table-cell>
          <table:table-cell table:style-name="ce16" office:value-type="float" office:value="1.88" calcext:value-type="float">
            <text:p>1.88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9.75" calcext:value-type="float">
            <text:p>9.75</text:p>
          </table:table-cell>
          <table:table-cell table:style-name="ce26" office:value-type="float" office:value="10.256" calcext:value-type="float">
            <text:p>10.3</text:p>
          </table:table-cell>
          <table:table-cell table:style-name="ce26" office:value-type="float" office:value="19.28" calcext:value-type="float">
            <text:p>19.3</text:p>
          </table:table-cell>
          <table:table-cell office:value-type="string" calcext:value-type="string">
            <text:p>http://www.templehotels.ca/pdf/TPH-PR-Closing-09-28-17.pdf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date" office:date-value="2015-04-10" calcext:value-type="date">
            <text:p>2015-04-10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49" office:value-type="float" office:value="150.1" calcext:value-type="float">
            <text:p>150.1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-34.655" calcext:value-type="float">
            <text:p>-34.66</text:p>
          </table:table-cell>
          <table:table-cell table:style-name="ce19" office:value-type="string" calcext:value-type="string">
            <text:p>TVK</text:p>
          </table:table-cell>
          <table:table-cell table:style-name="ce16" office:value-type="float" office:value="12.8" calcext:value-type="float">
            <text:p>12.8</text:p>
          </table:table-cell>
          <table:table-cell table:style-name="ce51" office:value-type="date" office:date-value="2019-04-17" calcext:value-type="date">
            <text:p>2019-04-17</text:p>
          </table:table-cell>
          <table:table-cell table:style-name="ce60" office:value-type="float" office:value="8.25" calcext:value-type="float">
            <text:p>8.25</text:p>
          </table:table-cell>
          <table:table-cell table:style-name="ce26" office:value-type="float" office:value="12.121" calcext:value-type="float">
            <text:p>12.1</text:p>
          </table:table-cell>
          <table:table-cell table:style-name="ce26" office:value-type="float" office:value="155.15" calcext:value-type="float">
            <text:p>155.2</text:p>
          </table:table-cell>
          <table:table-cell office:value-type="string" calcext:value-type="string">
            <text:p>https://drive.google.com/open?id=1VUL-eQ7PMz_QpTTguSqtkVKQSVZ4Q92K</text:p>
          </table:table-cell>
          <table:table-cell/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6-07-22" calcext:value-type="date">
            <text:p>2016-07-22</text:p>
          </table:table-cell>
          <table:table-cell table:style-name="ce15" office:value-type="date" office:date-value="2021-07-31" calcext:value-type="date">
            <text:p>2021-07-31</text:p>
          </table:table-cell>
          <table:table-cell table:style-name="ce49" office:value-type="float" office:value="100.01" calcext:value-type="float">
            <text:p>100.01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396" calcext:value-type="float">
            <text:p>5.40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3" calcext:value-type="float">
            <text:p>9.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0.05" calcext:value-type="float">
            <text:p>10.05</text:p>
          </table:table-cell>
          <table:table-cell table:style-name="ce26" office:value-type="float" office:value="9.95" calcext:value-type="float">
            <text:p>10.0</text:p>
          </table:table-cell>
          <table:table-cell table:style-name="ce26" office:value-type="float" office:value="92.54" calcext:value-type="float">
            <text:p>92.5</text:p>
          </table:table-cell>
          <table:table-cell office:value-type="string" calcext:value-type="string">
            <text:p>https://timbercreek-mic.s3.amazonaws.com/docs/default-source/regulatory-filings/july-22-2016---timbercreek-financial-convertible-debenture-prospectus.pdf?sfvrsn=2f4c388c_6</text:p>
          </table:table-cell>
          <table:table-cell/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table:style-name="ce4" office:value-type="float" office:value="5.45" calcext:value-type="float">
            <text:p>5.45</text:p>
          </table:table-cell>
          <table:table-cell table:style-name="ce15" office:value-type="date" office:date-value="2017-01-31" calcext:value-type="date">
            <text:p>2017-01-31</text:p>
          </table:table-cell>
          <table:table-cell table:style-name="ce15" office:value-type="date" office:date-value="2022-03-31" calcext:value-type="date">
            <text:p>2022-03-31</text:p>
          </table:table-cell>
          <table:table-cell table:style-name="ce49" office:value-type="float" office:value="101" calcext:value-type="float">
            <text:p>101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111" calcext:value-type="float">
            <text:p>5.11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3" calcext:value-type="float">
            <text:p>9.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0.05" calcext:value-type="float">
            <text:p>10.05</text:p>
          </table:table-cell>
          <table:table-cell table:style-name="ce26" office:value-type="float" office:value="9.95" calcext:value-type="float">
            <text:p>10.0</text:p>
          </table:table-cell>
          <table:table-cell table:style-name="ce26" office:value-type="float" office:value="92.54" calcext:value-type="float">
            <text:p>92.5</text:p>
          </table:table-cell>
          <table:table-cell office:value-type="string" calcext:value-type="string">
            <text:p>https://timbercreek-mic.s3.amazonaws.com/docs/default-source/regulatory-filings/january-31-2017---timbercreek-financial-convertible-debentures-prospectus.pdf?sfvrsn=54c388c_6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7-06-06" calcext:value-type="date">
            <text:p>2017-06-06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5.3" calcext:value-type="float">
            <text:p>5.30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3" calcext:value-type="float">
            <text:p>9.3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1.1" calcext:value-type="float">
            <text:p>11.10</text:p>
          </table:table-cell>
          <table:table-cell table:style-name="ce26" office:value-type="float" office:value="9.009" calcext:value-type="float">
            <text:p>9.0</text:p>
          </table:table-cell>
          <table:table-cell table:style-name="ce26" office:value-type="float" office:value="83.78" calcext:value-type="float">
            <text:p>83.8</text:p>
          </table:table-cell>
          <table:table-cell office:value-type="string" calcext:value-type="string">
            <text:p>https://timbercreek-mic.s3.amazonaws.com/docs/default-source/regulatory-filings/timbercreek-financial-convertible-debentures-prospectus---june-6-2017.pdf?sfvrsn=c929388c_2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table:style-name="ce6"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table:style-name="ce4" office:value-type="float" office:value="7.25" calcext:value-type="float">
            <text:p>7.25</text:p>
          </table:table-cell>
          <table:table-cell table:style-name="ce15" office:value-type="date" office:date-value="2013-06-11" calcext:value-type="date">
            <text:p>2013-06-11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49" office:value-type="float" office:value="16.95" calcext:value-type="float">
            <text:p>16.9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4.953" calcext:value-type="float">
            <text:p>44.95</text:p>
          </table:table-cell>
          <table:table-cell table:style-name="ce19" office:value-type="string" calcext:value-type="string">
            <text:p>TEI</text:p>
          </table:table-cell>
          <table:table-cell table:style-name="ce16" office:value-type="float" office:value="0.12" calcext:value-type="float">
            <text:p>0.12</text:p>
          </table:table-cell>
          <table:table-cell table:style-name="ce51" office:value-type="date" office:date-value="2019-04-17" calcext:value-type="date">
            <text:p>2019-04-17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toscanaenergy.ca/2018/12/toscana-energy-reports-successful-voting-results-of-extraordinary-meeting-of-debentureholders/</text:p>
          </table:table-cell>
          <table:table-cell office:value-type="string" calcext:value-type="string">
            <text:p>Deferred payment. See link</text:p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7-02-27" calcext:value-type="date">
            <text:p>2017-02-27</text:p>
          </table:table-cell>
          <table:table-cell table:style-name="ce15" office:value-type="date" office:date-value="2022-03-31" calcext:value-type="date">
            <text:p>2022-03-31</text:p>
          </table:table-cell>
          <table:table-cell table:style-name="ce49" office:value-type="float" office:value="102.85" calcext:value-type="float">
            <text:p>102.85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4.785" calcext:value-type="float">
            <text:p>4.79</text:p>
          </table:table-cell>
          <table:table-cell table:style-name="ce19" office:value-type="string" calcext:value-type="string">
            <text:p>TCN</text:p>
          </table:table-cell>
          <table:table-cell table:style-name="ce16" office:value-type="float" office:value="10.87" calcext:value-type="float">
            <text:p>10.87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95.6" calcext:value-type="float">
            <text:p>95.60</text:p>
          </table:table-cell>
          <table:table-cell table:style-name="ce26" office:value-type="float" office:value="1.046" calcext:value-type="float">
            <text:p>1.0</text:p>
          </table:table-cell>
          <table:table-cell table:style-name="ce26" office:value-type="float" office:value="11.37" calcext:value-type="float">
            <text:p>11.4</text:p>
          </table:table-cell>
          <table:table-cell office:value-type="string" calcext:value-type="string">
            <text:p>http://www.triconcapital.com/wp-content/uploads/2017/02/2-27-2017-2.pdf</text:p>
          </table:table-cell>
          <table:table-cell office:value-type="string" calcext:value-type="string">
            <text:p>USD stuff, check the numbers</text:p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style-name="ce4" office:value-type="float" office:value="8" calcext:value-type="float">
            <text:p>8.00</text:p>
          </table:table-cell>
          <table:table-cell table:style-name="ce15"/>
          <table:table-cell table:style-name="ce15" office:value-type="date" office:date-value="2022-11-30" calcext:value-type="date">
            <text:p>2022-11-30</text:p>
          </table:table-cell>
          <table:table-cell table:style-name="ce49" office:value-type="float" office:value="100" calcext:value-type="float">
            <text:p>100.00</text:p>
          </table:table-cell>
          <table:table-cell table:style-name="ce20" office:value-type="string" calcext:value-type="string">
            <text:p>2019-04-18</text:p>
          </table:table-cell>
          <table:table-cell table:style-name="ce53" office:value-type="float" office:value="8" calcext:value-type="float">
            <text:p>8.00</text:p>
          </table:table-cell>
          <table:table-cell table:style-name="ce19" office:value-type="string" calcext:value-type="string">
            <text:p>Y</text:p>
          </table:table-cell>
          <table:table-cell table:style-name="ce16" office:value-type="float" office:value="7.01" calcext:value-type="float">
            <text:p>7.01</text:p>
          </table:table-cell>
          <table:table-cell table:style-name="ce51" office:value-type="date" office:date-value="2019-04-18" calcext:value-type="date">
            <text:p>2019-04-18</text:p>
          </table:table-cell>
          <table:table-cell table:style-name="ce60" office:value-type="float" office:value="19.04" calcext:value-type="float">
            <text:p>19.04</text:p>
          </table:table-cell>
          <table:table-cell table:style-name="ce26" office:value-type="float" office:value="5.252" calcext:value-type="float">
            <text:p>5.3</text:p>
          </table:table-cell>
          <table:table-cell table:style-name="ce26" office:value-type="float" office:value="36.82" calcext:value-type="float">
            <text:p>36.8</text:p>
          </table:table-cell>
          <table:table-cell office:value-type="string" calcext:value-type="string">
            <text:p>https://corporate.yp.ca/en/investors/financial-instruments/exchangeable-debentures/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 table:number-rows-repeated="104847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2019-01-20'.F1:'2019-01-20'.F1048576">
            <calcext:condition calcext:apply-style-name="Good" calcext:value="formula-is(AND([.$F1] &lt; 100.5; [.$F1] &gt; 70; [.$E1] &gt; DATE(2019;9;1); [.$H1] &gt;= 5))" calcext:base-cell-address="'2019-01-20'.F1"/>
          </calcext:conditional-format>
        </calcext:conditional-formats>
      </table:table>
      <table:table table:name="2018-10-2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53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5" calcext:value-type="float">
            <text:p>104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5" calcext:value-type="float">
            <text:p>100.6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5.75" calcext:value-type="float">
            <text:p>95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58" calcext:value-type="float">
            <text:p>5.16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1.01" calcext:value-type="float">
            <text:p>91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6" calcext:value-type="float">
            <text:p>100.76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3.68" calcext:value-type="float">
            <text:p>103.68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91" calcext:value-type="float">
            <text:p>5.39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2" calcext:value-type="float">
            <text:p>100.12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9-01-15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1" calcext:value-type="float">
            <text:p>102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7" calcext:value-type="float">
            <text:p>100.67</text:p>
          </table:table-cell>
          <table:table-cell table:style-name="ce20" office:value-type="string" calcext:value-type="string">
            <text:p>2019-01-15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02" calcext:value-type="float">
            <text:p>101.02</text:p>
          </table:table-cell>
          <table:table-cell table:style-name="ce20" office:value-type="string" calcext:value-type="string">
            <text:p>2019-01-18</text:p>
          </table:table-cell>
          <table:table-cell table:style-name="ce54" office:value-type="float" office:value="6.627" calcext:value-type="float">
            <text:p>6.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8.99" calcext:value-type="float">
            <text:p>88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4" calcext:value-type="float">
            <text:p>7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1" calcext:value-type="float">
            <text:p>12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1</text:p>
          </table:table-cell>
          <table:table-cell table:style-name="ce54" office:value-type="float" office:value="7.528" calcext:value-type="float">
            <text:p>7.53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3.9" calcext:value-type="float">
            <text:p>103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5" calcext:value-type="float">
            <text:p>9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2.81" calcext:value-type="float">
            <text:p>102.8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553" calcext:value-type="float">
            <text:p>4.55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8-12-21</text:p>
          </table:table-cell>
          <table:table-cell office:value-type="float" office:value="5.856" calcext:value-type="float">
            <text:p>5.86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03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73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6</text:p>
          </table:table-cell>
          <table:table-cell table:style-name="ce54" office:value-type="float" office:value="5.604" calcext:value-type="float">
            <text:p>5.6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39" calcext:value-type="float">
            <text:p>98.39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587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943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8.5" calcext:value-type="float">
            <text:p>7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5.79" calcext:value-type="float">
            <text:p>105.7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2.9" calcext:value-type="float">
            <text:p>32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" calcext:value-type="float">
            <text:p>97.4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52" calcext:value-type="float">
            <text:p>97.52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2.44" calcext:value-type="float">
            <text:p>92.4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1" calcext:value-type="float">
            <text:p>98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8" calcext:value-type="float">
            <text:p>138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2-2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8.5" calcext:value-type="float">
            <text:p>108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-1.126" calcext:value-type="float">
            <text:p>-1.1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9.5" calcext:value-type="float">
            <text:p>10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956" calcext:value-type="float">
            <text:p>4.96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878" calcext:value-type="float">
            <text:p>4.8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52" calcext:value-type="float">
            <text:p>5.0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5.99" calcext:value-type="float">
            <text:p>105.99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9" calcext:value-type="float">
            <text:p>129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7" calcext:value-type="float">
            <text:p>99.7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98" calcext:value-type="float">
            <text:p>98.98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table:style-name="ce20"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1" table:number-rows-repeated="10484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2018-10-2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46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1" table:number-rows-repeated="10484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8">0000-00-00</text:date>, <text:time style:data-style-name="N2" text:time-value="18:29:54.086270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9-04-18T18:35:05.169386986</dc:date>
    <meta:editing-duration>PT6H36M26S</meta:editing-duration>
    <meta:editing-cycles>38</meta:editing-cycles>
    <meta:generator>LibreOffice/6.0.7.3$Linux_X86_64 LibreOffice_project/00m0$Build-3</meta:generator>
    <meta:document-statistic meta:table-count="3" meta:cell-count="3180" meta:object-count="0"/>
  </office:meta>
</office:document-meta>
</file>